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250000012943836A17.png"/>
  <manifest:file-entry manifest:media-type="image/png" manifest:full-path="Pictures/100000000000011F00000073303E9070.png"/>
  <manifest:file-entry manifest:media-type="image/png" manifest:full-path="Pictures/10000000000003C2000002DF1A134D43.png"/>
  <manifest:file-entry manifest:media-type="image/png" manifest:full-path="Pictures/100000000000011F000000DE389ACEEF.png"/>
  <manifest:file-entry manifest:media-type="image/png" manifest:full-path="Pictures/100000000000011A0000007452CA5F49.png"/>
  <manifest:file-entry manifest:media-type="image/png" manifest:full-path="Pictures/100000000000013300000060A516A3BF.png"/>
  <manifest:file-entry manifest:media-type="image/png" manifest:full-path="Pictures/100000000000001C000000171328A9CC.png"/>
  <manifest:file-entry manifest:media-type="image/png" manifest:full-path="Pictures/100000000000001800000017923F23D8.png"/>
  <manifest:file-entry manifest:media-type="image/png" manifest:full-path="Pictures/10000201000001E6000000629D0919AF.png"/>
  <manifest:file-entry manifest:media-type="image/png" manifest:full-path="Pictures/10000201000001D100000054FF95BD04.png"/>
  <manifest:file-entry manifest:media-type="image/png" manifest:full-path="Pictures/100000000000001B0000001AF04C4F65.png"/>
  <manifest:file-entry manifest:media-type="image/png" manifest:full-path="Pictures/10000201000000500000004A5CA4FE42.png"/>
  <manifest:file-entry manifest:media-type="image/png" manifest:full-path="Pictures/1000000000000195000002B06BA0BB7D.png"/>
  <manifest:file-entry manifest:media-type="image/png" manifest:full-path="Pictures/10000201000001990000005F4023753F.png"/>
  <manifest:file-entry manifest:media-type="image/png" manifest:full-path="Pictures/1000000000000259000000942C3C5BF2.png"/>
  <manifest:file-entry manifest:media-type="image/png" manifest:full-path="Pictures/10000000000000180000001A9B86BBFF.png"/>
  <manifest:file-entry manifest:media-type="image/png" manifest:full-path="Pictures/100002010000012D00000072DC59604F.png"/>
  <manifest:file-entry manifest:media-type="image/png" manifest:full-path="Pictures/10000201000000F700000040F46BFAF6.png"/>
  <manifest:file-entry manifest:media-type="image/png" manifest:full-path="Pictures/10000000000001A7000001419EB99B1E.png"/>
  <manifest:file-entry manifest:media-type="image/png" manifest:full-path="Pictures/10000201000003F0000002AF5F93A91F.png"/>
  <manifest:file-entry manifest:media-type="image/png" manifest:full-path="Pictures/100000000000012F000001657583B82F.png"/>
  <manifest:file-entry manifest:media-type="image/png" manifest:full-path="Pictures/100000000000017B0000008BB105B3F7.png"/>
  <manifest:file-entry manifest:media-type="image/png" manifest:full-path="Pictures/10000201000002420000011BBE8C4F0C.png"/>
  <manifest:file-entry manifest:media-type="image/png" manifest:full-path="Pictures/10000000000001020000006E38EB9D1E.png"/>
  <manifest:file-entry manifest:media-type="image/png" manifest:full-path="Pictures/10000000000000250000001CD447DC02.png"/>
  <manifest:file-entry manifest:media-type="image/png" manifest:full-path="Pictures/10000201000001F5000000ECF2C4FFDE.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4" style:family="table">
      <style:table-properties style:width="6.6931in" fo:margin-left="0in" fo:margin-right="0in" fo:margin-top="0.0826in" fo:margin-bottom="0.0826in" table:align="margins" style:may-break-between-rows="false"/>
    </style:style>
    <style:style style:name="Tabel4.A" style:family="table-column">
      <style:table-column-properties style:column-width="1.0889in" style:rel-column-width="10662*"/>
    </style:style>
    <style:style style:name="Tabel4.B" style:family="table-column">
      <style:table-column-properties style:column-width="5.6042in" style:rel-column-width="54873*"/>
    </style:style>
    <style:style style:name="Tabel4.A1" style:family="table-cell">
      <style:table-cell-properties style:vertical-align="middle" fo:padding="0.059in" fo:border-left="none" fo:border-right="none" fo:border-top="0.0139in solid #0e85cd" fo:border-bottom="0.0139in solid #0e85cd"/>
    </style:style>
    <style:style style:name="Tabel4.B1" style:family="table-cell">
      <style:table-cell-properties style:vertical-align="middle" fo:background-color="transparent" fo:padding="0.059in" fo:border-left="none" fo:border-right="none" fo:border-top="0.0139in solid #0e85cd" fo:border-bottom="0.0139in solid #0e85cd">
        <style:background-image/>
      </style:table-cell-properties>
    </style:style>
    <style:style style:name="Table6" style:family="table">
      <style:table-properties style:width="6.6889in" fo:margin-left="0in" fo:margin-right="0.0042in" fo:margin-top="0.0826in" fo:margin-bottom="0.1576in" table:align="margins" style:may-break-between-rows="false"/>
    </style:style>
    <style:style style:name="Table6.A" style:family="table-column">
      <style:table-column-properties style:column-width="0.9722in" style:rel-column-width="9525*"/>
    </style:style>
    <style:style style:name="Table6.B" style:family="table-column">
      <style:table-column-properties style:column-width="5.7167in" style:rel-column-width="56010*"/>
    </style:style>
    <style:style style:name="Table6.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Table2" style:family="table">
      <style:table-properties style:width="6.6889in" fo:margin-left="0in" fo:margin-right="0.0042in" fo:margin-top="0.0833in" fo:margin-bottom="0.0833in" table:align="margins" style:may-break-between-rows="false"/>
    </style:style>
    <style:style style:name="Table2.A" style:family="table-column">
      <style:table-column-properties style:column-width="1.0188in" style:rel-column-width="9979*"/>
    </style:style>
    <style:style style:name="Table2.B" style:family="table-column">
      <style:table-column-properties style:column-width="5.6701in" style:rel-column-width="55556*"/>
    </style:style>
    <style:style style:name="Table2.A1" style:family="table-cell">
      <style:table-cell-properties style:vertical-align="middle" fo:background-color="transparent" fo:padding="0.059in" fo:border-left="none" fo:border-right="none" fo:border-top="0.0139in solid #0084d1" fo:border-bottom="0.0139in solid #0084d1">
        <style:background-image/>
      </style:table-cell-properties>
    </style:style>
    <style:style style:name="P1" style:family="paragraph" style:parent-style-name="OOoFooter">
      <style:paragraph-properties>
        <style:tab-stops>
          <style:tab-stop style:position="5.0898in" style:type="center"/>
          <style:tab-stop style:position="10.1181in" style:type="right"/>
        </style:tab-stops>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fo:text-align="end" style:justify-single-word="false"/>
      <style:text-properties fo:font-size="11pt" style:font-size-asian="11pt" style:font-size-complex="11pt"/>
    </style:style>
    <style:style style:name="P4" style:family="paragraph" style:parent-style-name="OOoTextBody">
      <style:text-properties fo:language="en" fo:country="US"/>
    </style:style>
    <style:style style:name="P5" style:family="paragraph" style:parent-style-name="OOoTextBody">
      <style:paragraph-properties fo:text-align="start" style:justify-single-word="false"/>
      <style:text-properties fo:language="en" fo:country="US"/>
    </style:style>
    <style:style style:name="P6" style:family="paragraph" style:parent-style-name="OOoTextBody">
      <style:text-properties fo:language="en" fo:country="US" fo:font-weight="normal" style:font-weight-asian="normal" style:font-weight-complex="normal"/>
    </style:style>
    <style:style style:name="P7" style:family="paragraph" style:parent-style-name="OOoTextBody">
      <style:paragraph-properties fo:keep-together="always" fo:orphans="0" fo:widows="0"/>
    </style:style>
    <style:style style:name="P8" style:family="paragraph" style:parent-style-name="OOoTextBody" style:master-page-name="">
      <style:paragraph-properties style:page-number="auto" fo:keep-with-next="always"/>
    </style:style>
    <style:style style:name="P9" style:family="paragraph" style:parent-style-name="OOoTextBody" style:master-page-name="">
      <style:paragraph-properties style:page-number="auto" fo:keep-with-next="always"/>
      <style:text-properties fo:language="en" fo:country="US"/>
    </style:style>
    <style:style style:name="P10" style:family="paragraph" style:parent-style-name="OOoTextBody" style:master-page-name="">
      <style:paragraph-properties style:page-number="auto" fo:keep-with-next="auto"/>
    </style:style>
    <style:style style:name="P11" style:family="paragraph" style:parent-style-name="OOoTextBody" style:master-page-name="">
      <style:paragraph-properties style:page-number="auto" fo:keep-with-next="auto"/>
      <style:text-properties fo:language="en" fo:country="US"/>
    </style:style>
    <style:style style:name="P12" style:family="paragraph" style:parent-style-name="OOoTextBody_5f_ListIntro" style:master-page-name="">
      <style:paragraph-properties style:page-number="auto" fo:keep-with-next="auto"/>
    </style:style>
    <style:style style:name="P13" style:family="paragraph" style:parent-style-name="OOoTextBody" style:master-page-name="">
      <style:paragraph-properties style:page-number="auto"/>
    </style:style>
    <style:style style:name="P14" style:family="paragraph" style:parent-style-name="OOoTextBody" style:master-page-name="">
      <style:paragraph-properties style:page-number="auto"/>
      <style:text-properties fo:language="en" fo:country="US"/>
    </style:style>
    <style:style style:name="P15" style:family="paragraph" style:parent-style-name="OOoTextBody" style:master-page-name="">
      <style:paragraph-properties fo:keep-together="always" fo:orphans="0" fo:widows="0" style:page-number="auto"/>
      <style:text-properties fo:language="en" fo:country="US"/>
    </style:style>
    <style:style style:name="P16" style:family="paragraph" style:parent-style-name="OOoFigure" style:master-page-name="">
      <style:paragraph-properties style:page-number="auto"/>
      <style:text-properties fo:language="en" fo:country="US"/>
    </style:style>
    <style:style style:name="P17" style:family="paragraph" style:parent-style-name="OOoTextBody_5f_ListIntro" style:master-page-name="">
      <style:paragraph-properties style:page-number="auto"/>
      <style:text-properties fo:language="en" fo:country="US"/>
    </style:style>
    <style:style style:name="P18" style:family="paragraph" style:parent-style-name="OOoFigureCaption">
      <style:text-properties fo:language="en" fo:country="US"/>
    </style:style>
    <style:style style:name="P19" style:family="paragraph" style:parent-style-name="OOoFigureCaption">
      <style:paragraph-properties fo:text-align="center" style:justify-single-word="false"/>
      <style:text-properties fo:language="en" fo:country="US"/>
    </style:style>
    <style:style style:name="P20" style:family="paragraph" style:parent-style-name="OOoFigure" style:master-page-name="">
      <style:paragraph-properties loext:contextual-spacing="false" fo:margin-top="0.0827in" fo:margin-bottom="0.161in" style:page-number="auto"/>
      <style:text-properties fo:language="en" fo:country="US"/>
    </style:style>
    <style:style style:name="P21" style:family="paragraph" style:parent-style-name="OOoFigure">
      <style:paragraph-properties loext:contextual-spacing="false" fo:margin-top="0.0827in" fo:margin-bottom="0.161in"/>
      <style:text-properties fo:language="en" fo:country="US"/>
    </style:style>
    <style:style style:name="P22" style:family="paragraph" style:parent-style-name="OOoFigure">
      <style:text-properties fo:language="en" fo:country="US"/>
    </style:style>
    <style:style style:name="P23" style:family="paragraph" style:parent-style-name="OOoFigure">
      <style:paragraph-properties loext:contextual-spacing="false" fo:margin-top="0.0827in" fo:margin-bottom="0.0429in"/>
      <style:text-properties fo:language="en" fo:country="US"/>
    </style:style>
    <style:style style:name="P24" style:family="paragraph" style:parent-style-name="OOoFigure">
      <style:paragraph-properties loext:contextual-spacing="false" fo:margin-top="0.0827in" fo:margin-bottom="0.122in"/>
      <style:text-properties fo:language="en" fo:country="US"/>
    </style:style>
    <style:style style:name="P25" style:family="paragraph" style:parent-style-name="OOoFigure">
      <style:paragraph-properties loext:contextual-spacing="false" fo:margin-top="0.0043in" fo:margin-bottom="0.0827in"/>
      <style:text-properties fo:language="en" fo:country="US"/>
    </style:style>
    <style:style style:name="P26" style:family="paragraph" style:parent-style-name="OOoFigure" style:master-page-name="">
      <style:paragraph-properties loext:contextual-spacing="false" fo:margin-top="0.0429in" fo:margin-bottom="0.0827in" style:page-number="auto"/>
      <style:text-properties fo:language="en" fo:country="US"/>
    </style:style>
    <style:style style:name="P27" style:family="paragraph" style:parent-style-name="OOoFigure">
      <style:paragraph-properties loext:contextual-spacing="false" fo:margin-top="0in" fo:margin-bottom="0in"/>
      <style:text-properties fo:language="en" fo:country="US"/>
    </style:style>
    <style:style style:name="P28" style:family="paragraph" style:parent-style-name="OOoTip_2f_Note_2f_Caution">
      <style:paragraph-properties loext:contextual-spacing="false" fo:margin-top="0in" fo:margin-bottom="0in"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29" style:family="paragraph" style:parent-style-name="OOoTip_2f_Note_2f_Caution">
      <style:text-properties fo:language="en" fo:country="US"/>
    </style:style>
    <style:style style:name="P30" style:family="paragraph" style:parent-style-name="OOoTip_2f_Note_2f_Caution">
      <style:paragraph-properties fo:text-align="center" style:justify-single-word="false"/>
      <style:text-properties fo:color="#000000" style:text-outline="false" style:text-line-through-style="none" style:font-name="Liberation Sans" fo:font-size="14pt" fo:language="en" fo:country="US" fo:font-style="normal" fo:text-shadow="none" style:text-underline-style="none" fo:font-weight="bold" style:font-size-asian="14pt" style:font-style-asian="normal" style:font-weight-asian="bold" style:font-size-complex="14pt" style:font-style-complex="normal" style:font-weight-complex="bold" style:text-overline-style="none" style:text-overline-color="font-color"/>
    </style:style>
    <style:style style:name="P31" style:family="paragraph" style:parent-style-name="OOoDefinitionTerm">
      <style:text-properties fo:language="en" fo:country="US"/>
    </style:style>
    <style:style style:name="P32" style:family="paragraph" style:parent-style-name="OOoTableText">
      <style:text-properties fo:language="en" fo:country="US"/>
    </style:style>
    <style:style style:name="P33" style:family="paragraph" style:parent-style-name="OOoTextBody_5f_ListIntro">
      <style:text-properties fo:language="en" fo:country="US"/>
    </style:style>
    <style:style style:name="P34" style:family="paragraph" style:parent-style-name="OOoDefinition">
      <style:text-properties fo:language="en" fo:country="US"/>
    </style:style>
    <style:style style:name="P35" style:family="paragraph" style:parent-style-name="OOoTableText">
      <style:paragraph-properties fo:margin-left="0in" fo:margin-right="0.0835in" fo:text-indent="0in" style:auto-text-indent="false"/>
      <style:text-properties fo:language="en" fo:country="US"/>
    </style:style>
    <style:style style:name="P36" style:family="paragraph" style:parent-style-name="Frame_20_contents">
      <style:paragraph-properties fo:text-align="start" style:justify-single-word="false"/>
      <style:text-properties fo:language="en" fo:country="US"/>
    </style:style>
    <style:style style:name="P37" style:family="paragraph" style:parent-style-name="OOoHeading_20_2">
      <style:text-properties fo:language="en" fo:country="US"/>
    </style:style>
    <style:style style:name="P38" style:family="paragraph" style:parent-style-name="OOoHeading_20_2" style:master-page-name="">
      <style:paragraph-properties loext:contextual-spacing="false" fo:margin-top="0.1138in" fo:margin-bottom="0.0429in" style:page-number="auto"/>
      <style:text-properties fo:language="en" fo:country="US"/>
    </style:style>
    <style:style style:name="P39" style:family="paragraph" style:parent-style-name="OOoHeading_20_2">
      <style:paragraph-properties loext:contextual-spacing="false" fo:margin-top="0.1138in" fo:margin-bottom="0.0429in"/>
      <style:text-properties fo:language="en" fo:country="US"/>
    </style:style>
    <style:style style:name="P40" style:family="paragraph" style:parent-style-name="OOoHeading_20_2" style:master-page-name="">
      <style:paragraph-properties style:page-number="auto" fo:keep-with-next="always"/>
      <style:text-properties fo:language="en" fo:country="US"/>
    </style:style>
    <style:style style:name="P41" style:family="paragraph" style:parent-style-name="OOoNum_20_123_20_End" style:list-style-name="OOoNum_20_123"/>
    <style:style style:name="P42" style:family="paragraph" style:parent-style-name="OOoHeading_20_3">
      <style:text-properties fo:language="en" fo:country="US"/>
    </style:style>
    <style:style style:name="P43" style:family="paragraph" style:parent-style-name="OOoHeading_20_3">
      <style:paragraph-properties loext:contextual-spacing="false" fo:margin-top="0.0866in" fo:margin-bottom="0.0429in"/>
      <style:text-properties fo:language="en" fo:country="US"/>
    </style:style>
    <style:style style:name="P44" style:family="paragraph" style:parent-style-name="OOoList_20_2_20_Start">
      <style:text-properties fo:language="en" fo:country="US"/>
    </style:style>
    <style:style style:name="P45" style:family="paragraph" style:parent-style-name="OOoNum_20_123_20_Start" style:master-page-name="">
      <style:paragraph-properties style:page-number="auto" style:shadow="none" fo:keep-with-next="always"/>
    </style:style>
    <style:style style:name="P46" style:family="paragraph" style:parent-style-name="OOoNum_20_123_20_Start" style:list-style-name="OOoNum_20_123" style:master-page-name="">
      <style:paragraph-properties style:page-number="auto" style:shadow="none" fo:keep-with-next="always"/>
    </style:style>
    <style:style style:name="P47" style:family="paragraph" style:parent-style-name="OOoList_20_2_20_End">
      <style:text-properties fo:language="en" fo:country="US"/>
    </style:style>
    <style:style style:name="P48" style:family="paragraph" style:parent-style-name="OOoList_20_1_20_End">
      <style:text-properties fo:language="en" fo:country="US"/>
    </style:style>
    <style:style style:name="P49" style:family="paragraph" style:parent-style-name="OOoList_20_1_20_End" style:list-style-name="OOoBullets_20_1">
      <style:text-properties fo:language="en" fo:country="US"/>
    </style:style>
    <style:style style:name="P50" style:family="paragraph" style:parent-style-name="OOoList_20_1_20_Cont." style:list-style-name="OOoBullets_20_1"/>
    <style:style style:name="P51" style:family="paragraph" style:parent-style-name="OOoList_20_1_20_Cont.">
      <style:text-properties fo:language="en" fo:country="US"/>
    </style:style>
    <style:style style:name="P52" style:family="paragraph" style:parent-style-name="OOoList_20_1_20_Cont." style:list-style-name="OOoBullets_20_1">
      <style:text-properties fo:language="en" fo:country="US"/>
    </style:style>
    <style:style style:name="P53" style:family="paragraph" style:parent-style-name="OOoList_20_1_20_Cont." style:list-style-name="OOoBullets_20_1" style:master-page-name="">
      <style:paragraph-properties fo:margin-top="0in" fo:margin-bottom="0.0417in" fo:keep-together="always" fo:orphans="0" fo:widows="0" style:page-number="auto">
        <style:tab-stops/>
      </style:paragraph-properties>
    </style:style>
    <style:style style:name="P54" style:family="paragraph" style:parent-style-name="OOoList_20_1_20_Cont." style:list-style-name="OOoBullets_20_1">
      <style:paragraph-properties fo:margin-top="0in" fo:margin-bottom="0.0417in" fo:orphans="0" fo:widows="0">
        <style:tab-stops/>
      </style:paragraph-properties>
    </style:style>
    <style:style style:name="P55" style:family="paragraph" style:parent-style-name="OOoList_20_1_20_Start" style:list-style-name="OOoBullets_20_1"/>
    <style:style style:name="P56" style:family="paragraph" style:parent-style-name="OOoList_20_1_20_Start">
      <style:text-properties fo:language="en" fo:country="US"/>
    </style:style>
    <style:style style:name="P57" style:family="paragraph" style:parent-style-name="OOoList_20_1_20_Start" style:master-page-name="">
      <style:paragraph-properties style:page-number="auto" fo:keep-with-next="always"/>
    </style:style>
    <style:style style:name="P58" style:family="paragraph" style:parent-style-name="OOoList_20_1_20_Start" style:master-page-name="">
      <style:paragraph-properties fo:keep-together="always" fo:orphans="0" fo:widows="0" style:page-number="auto" fo:keep-with-next="always"/>
    </style:style>
    <style:style style:name="P59" style:family="paragraph" style:parent-style-name="OOoHeading_20_0" style:master-page-name="OOoPageStyle">
      <style:paragraph-properties style:page-number="auto"/>
    </style:style>
    <style:style style:name="P60" style:family="paragraph" style:parent-style-name="OOoHeading_20_1">
      <style:text-properties fo:language="en" fo:country="US"/>
    </style:style>
    <style:style style:name="P61" style:family="paragraph" style:parent-style-name="OOoHeading_20_1">
      <style:paragraph-properties fo:keep-with-next="always"/>
      <style:text-properties fo:language="en" fo:country="US"/>
    </style:style>
    <style:style style:name="P62" style:family="paragraph" style:parent-style-name="OOoHeading_20_1" style:master-page-name="">
      <style:paragraph-properties style:page-number="auto"/>
      <style:text-properties fo:language="en" fo:country="US"/>
    </style:style>
    <style:style style:name="P63" style:family="paragraph" style:parent-style-name="OOoHeading_20_1">
      <style:paragraph-properties loext:contextual-spacing="false" fo:margin-top="0.1728in" fo:margin-bottom="0.0866in"/>
      <style:text-properties fo:language="en" fo:country="US"/>
    </style:style>
    <style:style style:name="P64" style:family="paragraph">
      <style:text-properties fo:font-size="12pt"/>
    </style:style>
    <style:style style:name="P65"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6" style:family="paragraph">
      <style:paragraph-properties fo:text-align="center"/>
    </style:style>
    <style:style style:name="P67" style:family="paragraph">
      <style:paragraph-properties fo:text-align="center"/>
      <style:text-properties fo:font-size="11pt"/>
    </style:style>
    <style:style style:name="P68" style:family="paragraph">
      <style:paragraph-properties fo:margin-left="0in" fo:margin-right="0in" fo:margin-top="0in" fo:margin-bottom="0in" fo:line-height="100%" fo:text-align="center" fo:text-indent="0in"/>
    </style:style>
    <style:style style:name="P69"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bold"/>
    </style:style>
    <style:style style:name="T4" style:family="text">
      <style:text-properties fo:language="en" fo:country="US" fo:font-weight="bold" style:font-weight-asian="bold" style:font-weight-complex="bold"/>
    </style:style>
    <style:style style:name="T5" style:family="text">
      <style:text-properties fo:language="en" fo:country="US" fo:font-style="normal" fo:font-weight="normal" style:font-style-asian="normal" style:font-weight-asian="normal" style:font-style-complex="normal" style:font-weight-complex="normal"/>
    </style:style>
    <style:style style:name="T6" style:family="text">
      <style:text-properties fo:language="en" fo:country="US" fo:font-style="normal" style:font-style-asian="normal" style:font-style-complex="normal"/>
    </style:style>
    <style:style style:name="T7" style:family="text">
      <style:text-properties fo:language="en" fo:country="US" style:font-weight-asian="normal" style:font-weight-complex="normal"/>
    </style:style>
    <style:style style:name="T8" style:family="text">
      <style:text-properties fo:font-weight="normal" style:font-weight-asian="normal" style:font-weight-complex="normal"/>
    </style:style>
    <style:style style:name="T9" style:family="text">
      <style:text-properties fo:font-style="italic" style:font-style-asian="italic" style:font-style-complex="italic"/>
    </style:style>
    <style:style style:name="T10" style:family="text">
      <style:text-properties fo:color="#0084d1" style:font-name="Liberation Sans" fo:font-size="16pt" fo:font-weight="bold" style:font-weight-asian="normal" loext:opacity="100%"/>
    </style:style>
    <style:style style:name="T11" style:family="text">
      <style:text-properties style:font-name="Times New Roman1" fo:font-size="12pt" fo:language="en" fo:country="US" style:letter-kerning="true"/>
    </style:style>
    <style:style style:name="T12" style:family="text">
      <style:text-properties style:font-name="Liberation Sans1" fo:font-size="11pt"/>
    </style:style>
    <style:style style:name="T13" style:family="text">
      <style:text-properties style:font-name="Liberation Sans1" fo:font-size="11pt" fo:language="en" fo:country="US"/>
    </style:style>
    <style:style style:name="T14" style:family="text">
      <style:text-properties style:use-window-font-color="true" style:font-name="Times New Roman1" fo:font-size="12pt" fo:language="en" fo:country="US" style:letter-kerning="true" style:font-weight-complex="bold" loext:opacity="0%"/>
    </style:style>
    <style:style style:name="T15" style:family="text">
      <style:text-properties style:use-window-font-color="true" style:font-name="Times New Roman1" fo:font-size="12pt" fo:language="en" fo:country="US" style:letter-kerning="true" loext:opacity="0%"/>
    </style:style>
    <style:style style:name="T16" style:family="text">
      <style:text-properties style:use-window-font-color="true" style:font-name="Times New Roman2" fo:font-size="12pt" fo:language="en" fo:country="US" fo:font-weight="bold" style:letter-kerning="true" style:font-weight-asian="bold" style:font-weight-complex="bold" loext:opacity="0%"/>
    </style:style>
    <style:style style:name="T17" style:family="text">
      <style:text-properties style:use-window-font-color="true" fo:language="en" fo:country="US" fo:font-weight="normal" style:font-weight-asian="normal" style:font-weight-complex="normal" loext:opacity="0%"/>
    </style:style>
    <style:style style:name="T18" style:family="text">
      <style:text-properties style:use-window-font-color="true" fo:language="en" fo:country="US" fo:font-weight="bold" style:font-weight-asian="bold" style:font-weight-complex="bold" loext:opacity="0%"/>
    </style:style>
    <style:style style:name="T19" style:family="text">
      <style:text-properties style:use-window-font-color="true" fo:language="en" fo:country="US" loext:opacity="0%"/>
    </style:style>
    <style:style style:name="T20" style:family="text">
      <style:text-properties style:use-window-font-color="true" fo:language="en" fo:country="US" style:font-weight-asian="bold" style:font-weight-complex="bold" loext:opacity="0%"/>
    </style:style>
    <style:style style:name="T21" style:family="text">
      <style:text-properties style:use-window-font-color="true" fo:language="en" fo:country="US" fo:font-style="normal" style:font-style-asian="normal" style:font-style-complex="normal" loext:opacity="0%"/>
    </style:style>
    <style:style style:name="T22" style:family="text">
      <style:text-properties style:font-name="Times New Roman2" fo:font-size="12pt" fo:language="en" fo:country="US" fo:font-weight="bold" style:letter-kerning="true" style:font-weight-asian="bold" style:font-weight-complex="bold"/>
    </style:style>
    <style:style style:name="T23" style:family="text">
      <style:text-properties fo:color="#000000" fo:language="en" fo:country="US" fo:font-weight="normal" style:font-weight-asian="normal" style:font-weight-complex="normal" loext:opacity="100%"/>
    </style:style>
    <style:style style:name="T24" style:family="text">
      <style:text-properties style:font-name="DejaVu Serif" fo:font-size="11pt" fo:language="en" fo:country="US"/>
    </style:style>
    <style:style style:name="T25" style:family="text">
      <style:text-properties fo:font-size="11pt"/>
    </style:style>
    <style:style style:name="T26" style:family="text">
      <style:text-properties style:use-window-font-color="true" style:text-outline="false" style:text-line-through-style="none" style:font-name="Arial" fo:font-size="12pt" fo:font-style="normal" fo:text-shadow="none" style:text-underline-style="none" fo:font-weight="normal" style:letter-kerning="true" style:font-name-asian="Microsoft YaHei" style:font-size-asian="12pt" style:font-style-asian="normal" style:font-weight-asian="normal" style:font-name-complex="Arial1" style:font-size-complex="12pt" style:font-style-complex="normal" style:font-weight-complex="normal" style:text-emphasize="none" style:font-relief="none" style:text-overline-style="none" style:text-overline-color="font-color"/>
    </style:style>
    <style:style style:name="fr1" style:family="graphic" style:parent-style-name="Frame">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style>
    <style:style style:name="fr2" style:family="graphic" style:parent-style-name="Frame">
      <style:graphic-properties style:wrap="none" style:vertical-pos="top" style:vertical-rel="paragraph-content" style:horizontal-pos="center" style:horizontal-rel="paragraph"/>
    </style:style>
    <style:style style:name="fr3" style:family="graphic" style:parent-style-name="Frame">
      <style:graphic-properties fo:margin-left="0in" fo:margin-right="0in" fo:margin-top="0in" fo:margin-bottom="0in" style:run-through="foreground" style:wrap="run-through" style:number-wrapped-paragraphs="no-limit" style:vertical-pos="middle"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middle" style:vertical-rel="baseline" style:horizontal-pos="center" style:horizontal-rel="paragraph" fo:padding="0in" fo:border="none"/>
    </style:style>
    <style:style style:name="fr6" style:family="graphic" style:parent-style-name="Frame">
      <style:graphic-properties style:wrap="none" style:vertical-pos="top" style:vertical-rel="baseline" style:horizontal-pos="center" style:horizontal-rel="paragraph" fo:padding="0in" fo:border="none"/>
    </style:style>
    <style:style style:name="fr7" style:family="graphic" style:parent-style-name="Frame">
      <style:graphic-properties fo:margin-left="0in" fo:margin-right="0in" fo:margin-top="0in" fo:margin-bottom="0in" style:run-through="foreground" style:wrap="none" style:vertical-pos="middle" style:vertical-rel="baseline" style:horizontal-pos="from-left" style:horizontal-rel="paragraph" fo:padding="0in" fo:border="none" style:shadow="none"/>
    </style:style>
    <style:style style:name="fr8" style:family="graphic" style:parent-style-name="Frame">
      <style:graphic-properties style:vertical-pos="top" style:vertical-rel="baseline"/>
    </style:style>
    <style:style style:name="fr9"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style:style>
    <style:style style:name="fr10" style:family="graphic" style:parent-style-name="Frame">
      <style:graphic-properties style:wrap="none" style:vertical-pos="from-top" style:horizontal-pos="center" style:horizontal-rel="paragraph" fo:padding="0in" fo:border="none"/>
    </style:style>
    <style:style style:name="fr11" style:family="graphic" style:parent-style-name="Frame">
      <style:graphic-properties fo:margin-left="0in" fo:margin-right="0in" fo:margin-top="0in" fo:margin-bottom="0in" style:run-through="foreground" style:wrap="left" style:number-wrapped-paragraphs="no-limit" style:vertical-pos="middle" style:vertical-rel="baseline" style:horizontal-pos="from-left" style:horizontal-rel="paragraph" fo:padding="0in" fo:border="none"/>
    </style:style>
    <style:style style:name="fr1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13"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mirror="none" fo:clip="rect(0in, 0in, 0in, 0.2992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mirror="none" fo:clip="rect(0.0398in, 0in, 0in, 0in)"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0193in, 0.0193in, 0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loext:rel-width-rel="paragraph"/>
    </style:style>
    <style:style style:name="fr2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1181in, 0.0783in, 0in, 0.0783in)" draw:luminance="0%" draw:contrast="0%" draw:red="0%" draw:green="0%" draw:blue="0%" draw:gamma="100%" draw:color-inversion="false" draw:image-opacity="100%" draw:color-mode="standard" style:flow-with-text="false"/>
    </style:style>
    <style:style style:name="fr23"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top" style:vertical-rel="baseline" style:horizontal-pos="center" style:horizontal-rel="paragraph" style:shadow="none" style:mirror="none" fo:clip="rect(0.0193in, 0.0193in, 0.0398in, 0.0398in)" draw:luminance="0%" draw:contrast="0%" draw:red="0%" draw:green="0%" draw:blue="0%" draw:gamma="100%" draw:color-inversion="false" draw:image-opacity="100%" draw:color-mode="standard" style:flow-with-text="false"/>
    </style:style>
    <style:style style:name="fr26" style:family="graphic" style:parent-style-name="Graphics">
      <style:graphic-properties style:vertical-pos="from-top" style:horizontal-pos="from-left" style:horizontal-rel="paragraph" style:shadow="none" style:mirror="none" fo:clip="rect(0in, 0in, 0in, 0in)" draw:luminance="0%" draw:contrast="0%" draw:red="0%" draw:green="0%" draw:blue="0%" draw:gamma="100%" draw:color-inversion="false" draw:image-opacity="100%" draw:color-mode="standard" style:flow-with-text="false"/>
    </style:style>
    <style:style style:name="fr27" style:family="graphic" style:parent-style-name="Graphics">
      <style:graphic-properties style:vertical-pos="top" style:vertical-rel="baseline" style:horizontal-pos="center" style:horizontal-rel="paragraph" style:mirror="none" fo:clip="rect(0.0591in, 0in, 0.0398in, 0.028in)" draw:luminance="0%" draw:contrast="0%" draw:red="0%" draw:green="0%" draw:blue="0%" draw:gamma="100%" draw:color-inversion="false" draw:image-opacity="100%" draw:color-mode="standard" style:flow-with-text="false"/>
    </style:style>
    <style:style style:name="fr28" style:family="graphic" style:parent-style-name="Graphics">
      <style:graphic-properties style:vertical-pos="top" style:vertical-rel="baseline" style:horizontal-pos="center" style:horizontal-rel="paragraph" style:mirror="none" fo:clip="rect(0.2681in, 0in, 0in, 0in)" draw:luminance="0%" draw:contrast="0%" draw:red="0%" draw:green="0%" draw:blue="0%" draw:gamma="100%" draw:color-inversion="false" draw:image-opacity="100%" draw:color-mode="standard" style:flow-with-text="false"/>
    </style:style>
    <style:style style:name="gr1" style:family="graphic">
      <style:graphic-properties loext:allow-overlap="true" svg:stroke-width="0.0783in" svg:stroke-color="#ff4000" draw:marker-start-width="0.2563in" draw:marker-end-width="0.2563in" draw:fill="none" draw:textarea-horizontal-align="justify" draw:textarea-vertical-align="middle" draw:auto-grow-height="false" fo:min-height="0.2126in" fo:min-width="0.328in" fo:padding-top="0.039in" fo:padding-bottom="0.039in" fo:padding-left="0.039in" fo:padding-right="0.03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solid" draw:stroke-dash="Dash_20_3"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5" style:family="graphic">
      <style:graphic-properties svg:stroke-width="0.0201in" svg:stroke-color="#ff3333" draw:marker-start-width="0.1098in" draw:marker-end-width="0.1098in" draw:fill="solid" draw:fill-color="#ffff99" draw:textarea-vertical-align="middle" fo:padding-top="0.0098in" fo:padding-bottom="0.0098in" fo:padding-left="0.0098in" fo:padding-right="0.0098in" style:run-through="foreground"/>
    </style:style>
    <style:style style:name="gr6" style:family="graphic">
      <style:graphic-properties draw:stroke="solid" draw:stroke-dash="Dash_20_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solid" draw:stroke-dash="Dash_20_5"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svg:stroke-width="0.0201in" svg:stroke-color="#000000" draw:marker-start-width="0.1098in" draw:marker-end-width="0.1098in" draw:fill="solid" draw:fill-color="#ffff99" draw:textarea-vertical-align="middle" fo:padding-top="0.0098in" fo:padding-bottom="0.0098in" fo:padding-left="0.0098in" fo:padding-right="0.0098in" style:run-through="foreground"/>
    </style:style>
    <style:style style:name="gr9" style:family="graphic">
      <style:graphic-properties draw:stroke="solid" draw:stroke-dash="Dash_20_6"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0" style:family="graphic">
      <style:graphic-properties svg:stroke-width="0.0201in" svg:stroke-color="#6666ff" draw:marker-start-width="0.1098in" draw:marker-end-width="0.1098in" draw:fill="solid" draw:fill-color="#ffff99" draw:textarea-vertical-align="middle" fo:padding-top="0.0098in" fo:padding-bottom="0.0098in" fo:padding-left="0.0098in" fo:padding-right="0.0098in" style:run-through="foreground"/>
    </style:style>
    <style:style style:name="gr11" style:family="graphic">
      <style:graphic-properties draw:stroke="solid" draw:stroke-dash="Dash_20_7"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2" style:family="graphic">
      <style:graphic-properties draw:stroke="solid" draw:stroke-dash="Dash_20_8"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3" style:family="graphic">
      <style:graphic-properties draw:stroke="solid" draw:stroke-dash="Dash_20_9"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4" style:family="graphic">
      <style:graphic-properties draw:stroke="solid" draw:stroke-dash="Dash_20_10"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5" style:family="graphic">
      <style:graphic-properties draw:stroke="solid" draw:stroke-dash="Dash_20_11" svg:stroke-width="0.0201in" svg:stroke-color="#ff3333"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6" style:family="graphic">
      <style:graphic-properties draw:stroke="solid" draw:stroke-dash="Dash_20_12" svg:stroke-width="0.0201in" svg:stroke-color="#000000"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7" style:family="graphic">
      <style:graphic-properties draw:stroke="solid" draw:stroke-dash="Dash_20_1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8" style:family="graphic">
      <style:graphic-properties draw:stroke="solid" draw:stroke-dash="Dash_20_14" svg:stroke-width="0.0201in" svg:stroke-color="#ff3333"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19" style:family="graphic">
      <style:graphic-properties draw:stroke="solid" svg:stroke-width="0in" svg:stroke-color="#000000" draw:marker-start="" draw:marker-start-width="0.0783in" draw:marker-start-center="false" draw:marker-end="" draw:marker-end-width="0.0783in" draw:marker-end-center="false" draw:fill="none" draw:fill-color="#cfe7f5" draw:textarea-horizontal-align="justify" draw:textarea-vertical-align="middle" draw:auto-grow-height="false" fo:min-height="0.2953in" fo:min-width="0.1965in" fo:padding-top="0.0492in" fo:padding-bottom="0.0492in" fo:padding-left="0.0984in" fo:padding-right="0.0984in" draw:shadow="hidden" draw:shadow-offset-x="0.0783in" draw:shadow-offset-y="0.0783in" draw:shadow-color="#808080" style:run-through="foreground"/>
    </style:style>
    <style:style style:name="gr20" style:family="graphic">
      <style:graphic-properties draw:stroke="solid" draw:stroke-dash="Dash_20_15"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1" style:family="graphic">
      <style:graphic-properties draw:stroke="solid" draw:stroke-dash="Dash_20_16" svg:stroke-width="0.0201in" svg:stroke-color="#6666ff" draw:marker-start="" draw:marker-start-width="0.1098in" draw:marker-start-center="false" draw:marker-end="" draw:marker-end-width="0.1098in" draw:marker-end-center="false" draw:fill="none" draw:fill-color="#cfe7f5" draw:fill-image-width="0in" draw:fill-image-height="0in"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2" style:family="graphic">
      <style:graphic-properties draw:stroke="solid" draw:stroke-dash="Dash_20_17" svg:stroke-width="0.0201in" svg:stroke-color="#6666ff"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3"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4" style:family="graphic">
      <style:graphic-properties draw:stroke="solid" svg:stroke-width="0.028in" svg:stroke-color="#ffffff" draw:marker-start="" draw:marker-start-width="0.1201in" draw:marker-start-center="false" draw:marker-end="" draw:marker-end-width="0.1201in" draw:marker-end-center="false" draw:fill="none" draw:fill-color="#cfe7f5" draw:textarea-horizontal-align="justify" draw:textarea-vertical-align="middle" fo:padding-top="0.0634in" fo:padding-bottom="0.0634in" fo:padding-left="0.1126in" fo:padding-right="0.1126in" draw:shadow="hidden" draw:shadow-offset-x="0.0783in" draw:shadow-offset-y="0.0783in" draw:shadow-color="#808080" style:run-through="foreground"/>
    </style:style>
    <style:style style:name="gr25" style:family="graphic">
      <style:graphic-properties draw:stroke="solid" draw:stroke-dash="Dash_20_32"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style:style style:name="gr26" style:family="graphic">
      <style:graphic-properties draw:stroke="solid" draw:stroke-dash="Dash_20_33" svg:stroke-width="0.0201in" svg:stroke-color="#000000" draw:marker-start="" draw:marker-start-width="0.1098in" draw:marker-start-center="false" draw:marker-end="" draw:marker-end-width="0.1098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style:run-through="foreground"/>
    </style:style>
  </office:automatic-styles>
  <office:body>
    <office:text text:use-soft-page-breaks="true">
      <text:tracked-changes text:track-changes="true"/>
      <text:sequence-decls>
        <text:sequence-decl text:display-outline-level="2" text:separation-character="."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59" text:outline-level="1"><text:span text:style-name="T1">Chapter </text:span><text:span text:style-name="OOoChapterNumber"><text:span text:style-name="T1">1</text:span></text:span><text:span text:style-name="T1"> <text:line-break/>Introducing Apache OpenOffice</text:span></text:h>
      <text:h text:style-name="P60" text:outline-level="2">What Is Apache OpenOffice?</text:h>
      <text:p text:style-name="P4">Apache OpenOffice is a freely available, full-featured office productivity suite. Its native file format is OpenDocument, an open standard format that is supported by several office suites but is not controlled by any one company and has been adopted by some governments (e.g., the United Kingdom) as a required file format for publishing and accepting documents. Apache OpenOffice can also open and save documents in many other formats, including those used by various versions of Microsoft Office.</text:p>
      <text:p text:style-name="P4">Apache OpenOffice includes the following <text:alphabetical-index-mark text:string-value="components of OpenOffice.org"/>components.</text:p>
      <text:h text:style-name="P38" text:outline-level="3">Writer (word processor)</text:h>
      <text:p text:style-name="P4">Writer is a feature-rich tool for creating letters, books, reports, newsletters, brochures, and other documents. You can insert graphics and objects from other components into Writer documents. Writer can export files to several versions of Microsoft Word files, Adobe’s Portable Document Format (PDF), HTML and other formats.</text:p>
      <text:h text:style-name="P39" text:outline-level="3">Calc (spreadsheet)</text:h>
      <text:p text:style-name="P4">Calc has all the advanced analysis, charting, and decision-making features expected from a high-end spreadsheet. It includes over 300 functions for financial, statistical, and mathematical operations, among others. The Scenario Manager provides “what if” analysis. Calc generates 2-D and 3-D charts, which can be integrated into other Apache OpenOffice documents. You can also open and work with Microsoft Excel workbooks and save them in some Excel formats. Calc can also export spreadsheets to PDF and HTML.</text:p>
      <text:h text:style-name="P39" text:outline-level="3"><text:soft-page-break/>Impress (presentations)</text:h>
      <text:p text:style-name="P4">Impress provides all the common multimedia presentation tools, such as special effects, animation, and drawing tools. It is integrated with the advanced graphics capabilities of Apache OpenOffice’s Draw and Math components. Slide shows can be further enhanced with Fontwork’s special effects text, as well as sound and video clips. Impress is compatible with Microsoft’s PowerPoint file format and can also save your work in numerous graphics formats.</text:p>
      <text:h text:style-name="P39" text:outline-level="3">Draw (vector graphics)</text:h>
      <text:p text:style-name="P15">Draw is a vector drawing tool that can produce everything from simple diagrams or flowcharts to 3-D artwork. Its Smart Connectors feature allows you to define your own connection points. You can use Draw to create drawings for use in any of Apache OpenOffice’s other components, and you can create your own clip art and add it to the Gallery. Draw can import graphics from many common formats and save them in over 20 formats, including PNG, HTML, and PDF.</text:p>
      <text:h text:style-name="P39" text:outline-level="3">Base (database)</text:h>
      <text:p text:style-name="P4">Base provides tools for day-to-day database work within a simple interface. It can create and edit forms, reports, queries, tables, views, and relations, so that managing a connected database is much the same as in other popular database applications. Base provides many features, such as the ability to analyze and edit relationships from a diagram view. In its default configuration, Base uses HSQLDB, which is included in Apache OpenOffice, as its database engine and stores the database tables in the Base document. It can also use dBASE, Microsoft Access, MySQL, Oracle, or any ODBC compliant or JDBC compliant database engine and connect to external tables. </text:p>
      <text:h text:style-name="P37" text:outline-level="3">Math (formula editor)</text:h>
      <text:p text:style-name="P4">Math is Apache OpenOffice’s formula or equation editor. You can use it to create complex equations that include symbols or characters not available in standard font sets. While it is most commonly used to create formulas in other documents, such as Writer and Impress files, Math can also work as a standalone tool. You can save formulas in the standard Mathematical Markup Language (MathML) format for inclusion in web pages and other documents not created by Apache OpenOffice.</text:p>
      <text:h text:style-name="P60" text:outline-level="2"><text:span text:style-name="T10">A</text:span>dvantages of Apache OpenOffice</text:h>
      <text:p text:style-name="OOoTextBody_5f_ListIntro">Here are some of the <text:alphabetical-index-mark-start text:id="IMark28932020"/>advantages of Apache OpenOffice<text:alphabetical-index-mark-end text:id="IMark28932020"/> over proprietary office suites:</text:p>
      <text:list xml:id="list1412052916254339515" text:style-name="OOoBullets_20_1">
        <text:list-item text:start-value="1">
          <text:p text:style-name="OOoList_20_1_20_Start"><text:span text:style-name="OOoStrongEmphasis"><text:span text:style-name="T1">No licensing fees</text:span></text:span><text:span text:style-name="OOoStrongEmphasis">.</text:span><text:span text:style-name="T11"> </text:span><text:span text:style-name="T1">Apache OpenOffice is free for anyone to use and distribute at no cost</text:span><text:span text:style-name="T11">. </text:span><text:span text:style-name="T1">There are no hidden charges now or in the future.</text:span></text:p>
        </text:list-item>
        <text:list-item>
          <text:p text:style-name="OOoList_20_1_20_Cont."><text:span text:style-name="OOoStrongEmphasis"><text:span text:style-name="T1">Open source.</text:span></text:span><text:span text:style-name="T1"> You can distribute, copy, and modify the software as much as you wish, in accordance with the Apache 2 license.</text:span></text:p>
        </text:list-item>
        <text:list-item>
          <text:p text:style-name="OOoList_20_1_20_Cont."><text:span text:style-name="OOoStrongEmphasis"><text:span text:style-name="T1">Cross-platform.</text:span></text:span><text:span text:style-name="T1"> Apache OpenOffice runs on several hardware architectures and under multiple operating systems, such as Microsoft Windows, macOS, and Linux.</text:span></text:p>
        </text:list-item>
        <text:list-item>
          <text:p text:style-name="OOoList_20_1_20_Cont."><text:span text:style-name="OOoStrongEmphasis"><text:span text:style-name="T1">Extensive </text:span></text:span><text:alphabetical-index-mark-start text:id="IMark28908208"/><text:span text:style-name="OOoStrongEmphasis"><text:span text:style-name="T1">language support</text:span></text:span><text:alphabetical-index-mark-end text:id="IMark28908208"/><text:span text:style-name="T1">. The user interface for Apache OpenOffice is available in several languages, along with spelling, hyphenation, and thesaurus dictionaries. </text:span><text:span text:style-name="T13">It</text:span><text:span text:style-name="T1"> supports bidirectional text and complex text layout for many scripts.</text:span></text:p>
        </text:list-item>
        <text:list-item>
          <text:p text:style-name="OOoList_20_1_20_Cont."><text:soft-page-break/><text:span text:style-name="OOoStrongEmphasis"><text:span text:style-name="T1">Consistent user interface.</text:span></text:span><text:span text:style-name="T14"> </text:span><text:span text:style-name="T17">All</text:span><text:span text:style-name="T18"> </text:span><text:span text:style-name="T19">the components have a similar “look and feel,” making them easy to use and master.</text:span></text:p>
        </text:list-item>
        <text:list-item>
          <text:p text:style-name="OOoList_20_1_20_Cont."><text:span text:style-name="OOoStrongEmphasis"><text:span text:style-name="T1">Integration.</text:span></text:span><text:span text:style-name="T19"> The components of Apache OpenOffice are well integrated with one another.</text:span></text:p>
        </text:list-item>
      </text:list>
      <text:list xml:id="list1610265643396718401" text:style-name="OOoBullets_20_2">
        <text:list-item>
          <text:list>
            <text:list-item>
              <text:p text:style-name="P44">All the components share a common spelling checker and other tools, which are used consistently across the suite. For example, the drawing tools available in Writer are also found in Calc, with similar but enhanced versions in Impress and Draw.</text:p>
            </text:list-item>
            <text:list-item>
              <text:p text:style-name="P47">You do not need to know which application was used to create a particular file. For example, you can open a Draw file from Writer; it will open automatically in Draw.</text:p>
            </text:list-item>
          </text:list>
        </text:list-item>
      </text:list>
      <text:list xml:id="list33257055" text:continue-list="list1412052916254339515" text:style-name="OOoBullets_20_1">
        <text:list-item>
          <text:p text:style-name="OOoList_20_1_20_Cont."><text:span text:style-name="OOoStrongEmphasis"><text:span text:style-name="T20">Granularity</text:span></text:span><text:span text:style-name="OOoStrongEmphasis"><text:span text:style-name="T16">. </text:span></text:span><text:span text:style-name="T1">Usually,</text:span><text:span text:style-name="T19"> if you change an option, it affects all components</text:span><text:span text:style-name="T15">. </text:span><text:span text:style-name="T19">However, Apache OpenOffice o</text:span><text:span text:style-name="T21">ptions</text:span><text:span text:style-name="T19"> can be set at a </text:span><text:span text:style-name="T17">component level or even document level.</text:span></text:p>
        </text:list-item>
        <text:list-item>
          <text:p text:style-name="P50"><text:span text:style-name="OOoStrongEmphasis"><text:span text:style-name="T20">File compatibili</text:span></text:span><text:span text:style-name="OOoStrongEmphasis"><text:span text:style-name="T3">ty.</text:span></text:span><text:span text:style-name="T2"> In addition to its native OpenDocument formats, </text:span><text:span text:style-name="T1">Apache OpenOffice includes support for opening and saving files in many common formats including Microsoft Office (does not include saving in the newer formats DOCX, XLSX for example), HTML, XML and PDF (export only).</text:span></text:p>
        </text:list-item>
        <text:list-item>
          <text:p text:style-name="OOoList_20_1_20_Cont."><text:span text:style-name="OOoStrongEmphasis"><text:span text:style-name="T4">No vendor lock-in</text:span></text:span><text:span text:style-name="OOoStrongEmphasis"><text:span text:style-name="T22">. </text:span></text:span><text:span text:style-name="T1">Apache OpenOffice uses </text:span><text:alphabetical-index-mark text:string-value="OpenDocument format"/><text:span text:style-name="T1">OpenDocument, an XML (</text:span><text:span text:style-name="T5">eXtensible Markup Language</text:span><text:span text:style-name="T1">) file format developed as an industry standard by </text:span><text:alphabetical-index-mark-start text:id="IMark28908304"/><text:span text:style-name="T1">OASIS</text:span><text:alphabetical-index-mark-end text:id="IMark28908304"/><text:span text:style-name="T1"> (Organization for the Advancement of Structured Information Standards). These files can easily be unzipped and read by any text editor, and their framework is open and published.</text:span></text:p>
        </text:list-item>
        <text:list-item>
          <text:p text:style-name="OOoList_20_1_20_End"><text:span text:style-name="OOoStrongEmphasis"><text:span text:style-name="T1">You have a voice.</text:span></text:span><text:span text:style-name="Definition"><text:span text:style-name="T23"> Enhancements, software fixes, and release dates are community-driven</text:span></text:span><text:span text:style-name="Definition"><text:span text:style-name="T23">. You can join the community and affect the course of the product you use.</text:span></text:span></text:p>
        </text:list-item>
      </text:list>
      <text:h text:style-name="P60" text:outline-level="2">Minimum Requirements</text:h>
      <text:p text:style-name="P33">Apache OpenOffice 4.1 requires one of the following operating systems:</text:p>
      <text:list xml:id="list33259820" text:continue-list="list33257055" text:style-name="OOoBullets_20_1">
        <text:list-item text:start-value="1">
          <text:p text:style-name="P55"><text:alphabetical-index-mark text:string-value="system requirements" text:key1="Microsoft Windows"/><text:span text:style-name="OOoStrongEmphasis"><text:span text:style-name="T1">Microsoft Windows</text:span></text:span><text:span text:style-name="T1"> XP, 2003, 2012, Vista, 7, 8, 8.1, 10 or 11</text:span></text:p>
        </text:list-item>
        <text:list-item>
          <text:p text:style-name="OOoList_20_1_20_Cont."><text:alphabetical-index-mark text:string-value="system requirements" text:key1="GNU/Linux"/><text:span text:style-name="OOoStrongEmphasis"><text:span text:style-name="T1">GNU/</text:span></text:span><text:alphabetical-index-mark text:string-value="system requirements" text:key1="Linux"/><text:span text:style-name="OOoStrongEmphasis"><text:span text:style-name="T1">Linux</text:span></text:span><text:span text:style-name="T1"> Kernel version 2.6 and glibc 2.5 or higher</text:span></text:p>
        </text:list-item>
        <text:list-item>
          <text:p text:style-name="OOoList_20_1_20_End"><text:alphabetical-index-mark text:string-value="system requirements" text:key1="Mac OS X"/><text:span text:style-name="OOoStrongEmphasis"><text:span text:style-name="T1">macOS</text:span></text:span><text:span text:style-name="T1"> 10.7 (Lion) or higher</text:span></text:p>
        </text:list-item>
      </text:list>
      <text:p text:style-name="OOoTextBody"><text:span text:style-name="T1">For more details, see </text:span><text:a xlink:type="simple" xlink:href="https://www.openoffice.org/dev_docs/source/sys_reqs_aoo41.html" text:style-name="Internet_20_link" text:visited-style-name="Visited_20_Internet_20_Link"><text:span text:style-name="T1">https://www.openoffice.org/dev_docs/source/sys_reqs_aoo41.html</text:span></text:a></text:p>
      <text:p text:style-name="OOoTextBody"><text:span text:style-name="T1">Some features (wizards, some accessibility features, and the HSQLDB database engine) require that a </text:span><text:alphabetical-index-mark text:string-value="JRE (Java Runtime Environment)"/><text:span text:style-name="T1">Java Runtime Environment (JRE) be installed on your computer. Although Apache OpenOffice will work without Java support, those features will not be available. The current versions of Apache OpenOffice work reliably with a variety of JREs including Oracle Java, versions 6, 7 and 8, openJDK, versions 6, 7 and 8 and AdoptOpenJDK, versions 8 and 11. You should use the most recent version of whichever JRE you choose for the best security and reliability.</text:span></text:p>
      <table:table table:name="Tabel4" table:style-name="Tabel4">
        <table:table-column table:style-name="Tabel4.A"/>
        <table:table-column table:style-name="Tabel4.B"/>
        <table:table-row>
          <table:table-cell table:style-name="Tabel4.A1" office:value-type="string">
            <text:p text:style-name="OOoTip_2f_Note_2f_Caution">Note</text:p>
          </table:table-cell>
          <table:table-cell table:style-name="Tabel4.B1" office:value-type="string">
            <text:p text:style-name="P35">For Microsoft Windows,a 32-bit JRE MUST be installed, even on a 64-bit machine</text:p>
          </table:table-cell>
        </table:table-row>
      </table:table>
      <text:h text:style-name="P61" text:outline-level="2"><text:soft-page-break/>How to Get and Install the Software</text:h>
      <text:p text:style-name="P12"><text:span text:style-name="T1">You can </text:span><text:alphabetical-index-mark text:string-value="downloading OpenOffice.org"/><text:span text:style-name="T1">download the installation package (approximately 150 MB) from the project’s website, </text:span><text:a xlink:type="simple" xlink:href="https://www.openoffice.org/download/index.html" text:style-name="Internet_20_link" text:visited-style-name="Visited_20_Internet_20_Link"><text:span text:style-name="T1">https://www.openoffice.org/download/index.html</text:span></text:a><text:span text:style-name="T1">. The download process automatically redirects to a SourceForge web page which starts the download without the need to take any action on that page.</text:span></text:p>
      <text:p text:style-name="P4">To install Apache OpenOffice, follow the same procedure that you used to install other software.</text:p>
      <text:h text:style-name="P62" text:outline-level="2">Extensions and Add-Ons</text:h>
      <text:p text:style-name="OOoTextBody"><text:alphabetical-index-mark text:string-value="sources of" text:key1="extensions and addons"/><text:span text:style-name="T1">Extensions and add-ons that enhance Apache OpenOffice are collected in the official extensions repository, </text:span><text:a xlink:type="simple" xlink:href="https://extensions.openoffice.org/" text:style-name="Internet_20_link" text:visited-style-name="Visited_20_Internet_20_Link"><text:span text:style-name="T1">https://extensions.openoffice.org/</text:span></text:a><text:span text:style-name="T1">. Most are free, but some are not. See Chapter 11 (Setting up and Customizing Apache OpenOffice) for more information.</text:span></text:p>
      <text:h text:style-name="P60" text:outline-level="2"><text:alphabetical-index-mark text:string-value="starting OpenOffice.org"/>Starting Apache OpenOffice</text:h>
      <text:p text:style-name="P4">In general, you start Apache OpenOffice the same way you start any other program on your computer.</text:p>
      <text:p text:style-name="OOoTextBody_5f_ListIntro">On Windows and Linux, entries for Apache OpenOffice and each of its components appear in the system menu of your computer. On macOS, only an entry for Apache OpenOffice is added to the Applications menu. You can make a desktop icon for Apache OpenOffice or a component in the same way you can make a desktop icon for any other program; see your operating system’s help for how to do this.</text:p>
      <text:list xml:id="list33271601" text:continue-numbering="true" text:style-name="OOoBullets_20_1">
        <text:list-item>
          <text:p text:style-name="P56">Clicking on the Apache OpenOffice menu entry, desktop icon, or tile opens the Apache OpenOffice Start Center (Figure <text:sequence-ref text:reference-format="value" text:ref-name="refFigure12">13</text:sequence-ref> on page <text:sequence-ref text:reference-format="page" text:ref-name="refFigure12">12</text:sequence-ref>) from where you can select the individual components. You can also choose to open an existing file or use a template.</text:p>
        </text:list-item>
        <text:list-item>
          <text:p text:style-name="P51">On Windows, you can use the Quickstarter (see below).</text:p>
        </text:list-item>
        <text:list-item>
          <text:p text:style-name="P51">You can double-click on the filename of a document with an OpenDocument extension such as .odt, .ods, .odp in a file manager such as Windows Explorer, Finder on macOS, or Nautilus on Linux. The appropriate component will start, and the document will be loaded.</text:p>
        </text:list-item>
      </text:list>
      <text:h text:style-name="P42" text:outline-level="4">Note for <text:alphabetical-index-mark text:string-value="file associations" text:key1="Microsoft Windows"/>Windows Users</text:h>
      <text:p text:style-name="OOoTextBody"><text:span text:style-name="T1">If you have associated Microsoft Office file types with Apache OpenOffice, then when you double-click on a </text:span><text:span text:style-name="OOoComputerCode"><text:span text:style-name="T1">*.doc</text:span></text:span><text:span text:style-name="T1"> (Word) file, it opens in Writer; </text:span><text:span text:style-name="OOoComputerCode"><text:span text:style-name="T1">*.xls</text:span></text:span><text:span text:style-name="T1"> (Excel) files open in Calc, and </text:span><text:span text:style-name="OOoComputerCode"><text:span text:style-name="T1">*.ppt</text:span></text:span><text:span text:style-name="T1"> (PowerPoint) files open in Impress.</text:span></text:p>
      <text:p text:style-name="P4">If you did not associate the file types, then when you double-click on a Microsoft Word document, it opens in Microsoft Word (if Word is installed on your computer), Excel files open in Excel, and PowerPoint files open in PowerPoint.</text:p>
      <text:p text:style-name="P4">You can search the Windows help for Default Apps to see how to associate each file type with OpenOffice. In addition to associating Microsoft Office file types with OpenOffice, it may also be necessary to reestablish the association between OpenOffice and its native file formats when a Windows update causes Microsoft Office to claim those file types. </text:p>
      <text:h text:style-name="P37" text:outline-level="3"><text:soft-page-break/>Using the Quick-Starter Under Windows</text:h>
      <text:p text:style-name="P4">The <text:alphabetical-index-mark text:string-value="Quickstarter" text:key1="Microsoft Windows"/>Quick-starter is an icon that is placed in the Windows system tray during system startup. It indicates that Apache OpenOffice has been loaded and is ready to use. (The Quickstarter shortens the startup time for Apache OpenOffice components by about half.) If the Quickstarter is disabled, see “<text:reference-ref text:reference-format="text" text:ref-name="Reactivating the Quickstarter">Reactivating the Quick-Starter</text:reference-ref>” if you want to enable it.</text:p>
      <text:h text:style-name="P42" text:outline-level="4">Using the Quick-Starter Icon</text:h>
      <text:p text:style-name="P10"><text:span text:style-name="T1">Right-click the Quick-starter icon in the system tray to open a pop-up menu (</text:span><text:span text:style-name="T1"><text:sequence-ref text:reference-format="category-and-value" text:ref-name="refFigure0">Figure 1</text:sequence-ref></text:span><text:span text:style-name="T1">) from which you can open a new document, open the Templates and Documents dialog, or choose an existing document to open. You can also double-click the </text:span><text:span text:style-name="OOoMenuPath"><text:span text:style-name="T1">Quickstarter</text:span></text:span><text:span text:style-name="T1"> icon to directly open the Templates and Documents dialog.</text:span></text:p>
      <text:p text:style-name="P20"><draw:frame draw:style-name="fr1" draw:name="Frame2" text:anchor-type="as-char" svg:width="2.8547in" draw:z-index="1"><draw:text-box fo:min-height="2.8681in"><text:p text:style-name="P18"><draw:frame draw:style-name="fr14" draw:name="Image2" text:anchor-type="paragraph" svg:x="0in" svg:y="0in" svg:width="2.8547in" svg:height="2.8937in" draw:z-index="10"><draw:image xlink:href="Pictures/10000201000001250000012943836A17.png" xlink:type="simple" xlink:show="embed" xlink:actuate="onLoad"/></draw:frame><draw:custom-shape text:anchor-type="paragraph" draw:z-index="2" draw:name="Shape24" draw:style-name="gr1" draw:text-style-name="P64" svg:width="0.4059in" svg:height="0.2906in" svg:x="0.4634in" svg:y="2.2665in"><text:p/><draw:enhanced-geometry svg:viewBox="0 0 21600 21600" draw:type="rectangle" draw:enhanced-path="M 0 0 L 21600 0 21600 21600 0 21600 0 0 Z N"/></draw:custom-shape>Figure <text:sequence text:ref-name="refFigure0" text:name="Figure" text:formula="ooow:Figure+1" style:num-format="1">1</text:sequence>: Quickstarter pop-up menu</text:p></draw:text-box></draw:frame></text:p>
      <text:h text:style-name="P42" text:outline-level="4"><text:reference-mark-start text:name="disable qs"/>Disabling the Quick-Starter<text:reference-mark-end text:name="disable qs"/></text:h>
      <text:p text:style-name="OOoTextBody"><text:span text:style-name="T1">To close the Quickstarter, right-click on the icon in the system tray, and then click </text:span><text:span text:style-name="OOoMenuPath"><text:span text:style-name="T1">Exit Quickstarter</text:span></text:span><text:span text:style-name="T1"> on the pop-up menu. The next time the computer is restarted, the Quick-starter will be loaded again.</text:span></text:p>
      <text:p text:style-name="OOoTextBody"><text:span text:style-name="T1">To prevent Apache OpenOffice from loading during system startup, deselect the </text:span><text:span text:style-name="OOoMenuPath"><text:span text:style-name="T1">Load OpenOffice during system start-up</text:span></text:span><text:span text:style-name="T1"> item on the pop-up menu. You might want to do this if your computer has insufficient memory, for example.</text:span></text:p>
      <text:h text:style-name="P43" text:outline-level="4"><text:reference-mark-start text:name="Reactivating the Quickstarter"/>Reactivating the Quick-Starter<text:reference-mark-end text:name="Reactivating the Quickstarter"/></text:h>
      <text:p text:style-name="OOoTextBody"><text:span text:style-name="T1">If the Quickstarter has been disabled, you can reactivate it by selecting the </text:span><text:span text:style-name="OOoMenuPath"><text:span text:style-name="T1">Load OpenOffice during system start-up</text:span></text:span><text:span text:style-name="T1"> checkbox in </text:span><text:span text:style-name="OOoMenuPath"><text:span text:style-name="T1">Tools &gt; Options &gt; OpenOffice &gt; Memory</text:span></text:span><text:span text:style-name="T1">.</text:span></text:p>
      <text:h text:style-name="P37" text:outline-level="3">Using the Quick-Starter in Linux and macOS</text:h>
      <text:p text:style-name="P13"><text:span text:style-name="T1">Apache OpenOffice under </text:span><text:alphabetical-index-mark text:string-value="Quickstarter" text:key1="Linux"/><text:span text:style-name="T1">Linux has a Quick-starter that looks and acts like the one described above for Windows. (The checkbox on the Memory page is labeled </text:span><text:span text:style-name="OOoMenuPath"><text:span text:style-name="T1">Enable systray quickstarter</text:span></text:span><text:span text:style-name="T1">. If you do not have this checkbox, the Quick-starter module is not installed on your system.)</text:span></text:p>
      <text:p text:style-name="P5">macOS provides similar functionality through a pop-up menu from the dock.</text:p>
      <text:h text:style-name="P60" text:outline-level="2"><text:soft-page-break/><text:alphabetical-index-mark text:string-value="parts of the main window"/>Parts of the Main window</text:h>
      <text:p text:style-name="P9">The main window is similar in each component of Apache OpenOffice, although some details vary. See the chapters in this book about Writer, Calc, Draw, and Impress for descriptions of those details.</text:p>
      <text:p text:style-name="P4">Common features include the menu bar, the standard toolbar, and the formatting toolbar at the top of the window and the status bar at the bottom.</text:p>
      <text:p text:style-name="P22"/>
      <text:p text:style-name="P18"><draw:frame draw:style-name="fr2" draw:name="WriterWindow" text:anchor-type="paragraph" fo:min-width="6.6in" draw:z-index="7"><draw:text-box fo:min-height="0.2in"><text:p text:style-name="P36"><text:s/><draw:frame draw:style-name="fr3" draw:name="Frame6" text:anchor-type="as-char" svg:width="6.6909in" draw:z-index="12"><draw:text-box fo:min-height="4.3508in"><text:p text:style-name="P18"><draw:frame draw:style-name="fr15" draw:name="graphics453" text:anchor-type="as-char" svg:width="7.2398in" svg:height="4.7398in" draw:z-index="13"><draw:image xlink:href="https://user-images.githubusercontent.com/5002095/184535174-03042d65-004b-4e7c-a9cc-b03f82612c10.png" xlink:type="simple" xlink:show="embed" xlink:actuate="onLoad"/></draw:frame> Figure <text:sequence text:ref-name="refFigure1" text:name="Figure" text:formula="ooow:Figure+1" style:num-format="1">2</text:sequence>: Elements of the main Writer window</text:p></draw:text-box></draw:frame></text:p></draw:text-box></draw:frame></text:p>
      <text:h text:style-name="P37" text:outline-level="3">Menu Bar</text:h>
      <text:p text:style-name="P33">The <text:alphabetical-index-mark text:string-value="menu bar"/><text:span text:style-name="T9">Menu bar</text:span> is located across the top of the Apache OpenOffice window, just below the Title bar. (On macOS it is at the top of the screen in the same location as the menu bar for other programs.) When you choose one of the menus listed below, a sub-menu drops to show commands.</text:p>
      <text:list xml:id="list312870648" text:style-name="OOoBullets_20_1">
        <text:list-item text:start-value="1">
          <text:p text:style-name="OOoList_20_1_20_Start"><text:span text:style-name="OOoStrongEmphasis"><text:span text:style-name="T1">File</text:span></text:span><text:span text:style-name="T1"> contains commands that apply to the entire document such as Open, Save, and Export as PDF.</text:span></text:p>
        </text:list-item>
      </text:list>
      <text:list xml:id="list33246613" text:continue-list="list33271601" text:style-name="OOoBullets_20_1">
        <text:list-item>
          <text:p text:style-name="OOoList_20_1_20_Cont."><text:span text:style-name="OOoStrongEmphasis"><text:span text:style-name="T1">Edit</text:span></text:span><text:span text:style-name="T1"> contains commands for editing the document such as Undo: xxx (where xxx is the command to undo) and Find &amp; Replace. It also contains commands to cut, copy, and paste selected parts of your document.</text:span></text:p>
        </text:list-item>
        <text:list-item>
          <text:p text:style-name="OOoList_20_1_20_Cont."><text:span text:style-name="OOoStrongEmphasis"><text:span text:style-name="T1">View</text:span></text:span><text:span text:style-name="T1"> contains commands for controlling the display of the document such as Zoom and Web Layout.</text:span></text:p>
        </text:list-item>
        <text:list-item>
          <text:p text:style-name="OOoList_20_1_20_Cont."><text:soft-page-break/><text:span text:style-name="OOoStrongEmphasis"><text:span text:style-name="T1">Insert</text:span></text:span><text:span text:style-name="T1"> contains commands for inserting elements into your document such as Header, Footer, and Picture.</text:span></text:p>
        </text:list-item>
        <text:list-item>
          <text:p text:style-name="OOoList_20_1_20_Cont."><text:span text:style-name="OOoStrongEmphasis"><text:span text:style-name="T1">Format</text:span></text:span><text:span text:style-name="T1"> contains commands, such as Styles and Formatting and AutoCorrect, for formatting the layout of your document.</text:span></text:p>
        </text:list-item>
        <text:list-item>
          <text:p text:style-name="OOoList_20_1_20_Cont."><text:span text:style-name="OOoStrongEmphasis"><text:span text:style-name="T1">Table</text:span></text:span><text:span text:style-name="T1"> shows all commands to insert and edit a table in a text document.</text:span></text:p>
        </text:list-item>
        <text:list-item>
          <text:p text:style-name="OOoList_20_1_20_Cont."><text:span text:style-name="OOoStrongEmphasis">Tools</text:span><text:span text:style-name="OOoDefault"> contain</text:span><text:span text:style-name="OOoDefault">s</text:span><text:span text:style-name="OOoDefault"> functions</text:span><text:span text:style-name="T1"> such as Spelling and Grammar, Customize, and Options.</text:span></text:p>
        </text:list-item>
        <text:list-item>
          <text:p text:style-name="OOoList_20_1_20_Cont."><text:span text:style-name="OOoStrongEmphasis"><text:span text:style-name="T1">Window</text:span></text:span><text:span text:style-name="T1"> contains commands for the display window.</text:span></text:p>
        </text:list-item>
        <text:list-item>
          <text:p text:style-name="OOoList_20_1_20_End"><text:span text:style-name="OOoStrongEmphasis"><text:span text:style-name="T1">Help</text:span></text:span><text:span text:style-name="T1"> contains links to the OpenOffice Help file, What’s This?, and information about the program.</text:span></text:p>
        </text:list-item>
      </text:list>
      <text:h text:style-name="P40" text:outline-level="3"><text:alphabetical-index-mark text:string-value="overview" text:key1="toolbars"/>Toolbars</text:h>
      <text:p text:style-name="P11">Apache OpenOffice has several types of toolbars: docked, floating, and tear-off. Docked toolbars can be moved to different locations or made to float, and floating toolbars can be docked.</text:p>
      <text:p text:style-name="OOoTextBody"><text:span text:style-name="T1">The top docked toolbar is called the </text:span><text:span text:style-name="OOoEmphasis"><text:span text:style-name="T1">Standard toolbar</text:span></text:span><text:span text:style-name="T1">. The </text:span><text:alphabetical-index-mark text:string-value="Standard toolbar"/><text:span text:style-name="OOoEmphasis">Standard toolbar</text:span><text:span text:style-name="T1"> is consistent across the OpenOffice applications.</text:span></text:p>
      <text:p text:style-name="OOoTextBody"><text:span text:style-name="T1">The second toolbar at the top is the </text:span><text:alphabetical-index-mark text:string-value="Formatting toolbar"/><text:span text:style-name="OOoEmphasis"><text:span text:style-name="T1">Formatting toolbar</text:span></text:span><text:span text:style-name="T1">. It is a context-sensitive bar that shows the relevant tools in response to the cursor’s current position or selection. For example, when the cursor is on a graphic, the Formatting bar provides tools for formatting graphics; when the cursor is in text, the tools are for formatting text.</text:span></text:p>
      <text:h text:style-name="P43" text:outline-level="4">Displaying or Hiding Toolbars</text:h>
      <text:p text:style-name="OOoTextBody"><text:span text:style-name="T1">To </text:span><text:alphabetical-index-mark text:string-value="displaying or hiding" text:key1="toolbars"/><text:span text:style-name="T1">display or hide toolbars, choose </text:span><text:span text:style-name="OOoMenuPath"><text:span text:style-name="T1">View &gt; Toolbars</text:span></text:span><text:span text:style-name="T2">, then click on the name of a toolbar in the list.</text:span><text:span text:style-name="T1"> An active toolbar shows a check mark beside its name. Tear-off toolbars are not listed in the View menu.</text:span></text:p>
      <text:h text:style-name="P43" text:outline-level="4">Submenus and T<text:alphabetical-index-mark text:string-value="Tear-Off Toolbars"/>ear-Off Toolbars</text:h>
      <text:p text:style-name="OOoTextBody"><text:span text:style-name="T1">Toolbar icons with a small triangle to the right will display </text:span><text:span text:style-name="OOoEmphasis"><text:span text:style-name="T1">submenus</text:span></text:span><text:span text:style-name="T1">, </text:span><text:span text:style-name="OOoEmphasis"><text:span text:style-name="T1">tear-off toolbars</text:span></text:span><text:span text:style-name="T1">, and other ways of selecting things, depending on the icon.</text:span></text:p>
      <text:p text:style-name="P4"><text:sequence-ref text:reference-format="category-and-value" text:ref-name="refFigure2">Figure 3</text:sequence-ref> shows a tear-off toolbar from the Drawing toolbar.</text:p>
      <text:p text:style-name="P4">The tear-off toolbars can be <text:alphabetical-index-mark text:string-value="floating toolbars"/>floating or docked along an edge of the screen or in one of the existing toolbar areas. To move a floating tear-off toolbar, drag it by the title bar. See “<text:reference-ref text:reference-format="text" text:ref-name="moving toolbars">Moving Toolbars</text:reference-ref>” below.</text:p>
      <text:p text:style-name="P22"><draw:frame draw:style-name="fr4" draw:name="Frame3" text:anchor-type="as-char" svg:y="-0.8811in" svg:width="4.5091in" draw:z-index="16"><draw:text-box fo:min-height="2.5626in"><text:p text:style-name="P18"><draw:frame draw:style-name="fr16" draw:name="graphics5" text:anchor-type="as-char" svg:width="4.5193in" svg:height="2.3264in" draw:z-index="17"><draw:image xlink:href="Pictures/10000201000002420000011BBE8C4F0C.png" xlink:type="simple" xlink:show="embed" xlink:actuate="onLoad"/></draw:frame></text:p><text:p text:style-name="P18">Figure <text:sequence text:ref-name="refFigure2" text:name="Figure" text:formula="ooow:Figure+1" style:num-format="1">3</text:sequence>: Example of a tear-off toolbar</text:p></draw:text-box></draw:frame> </text:p>
      <text:h text:style-name="P43" text:outline-level="4"><text:soft-page-break/>Floating Toolbars</text:h>
      <text:p text:style-name="OOoTextBody"><text:span text:style-name="T1">Apache OpenOffice includes several additional context-sensitive toolbars, whose defaults appear as </text:span><text:alphabetical-index-mark-start text:id="IMark28932404"/><text:span text:style-name="T1">floating toolbars</text:span><text:alphabetical-index-mark-end text:id="IMark28932404"/><text:span text:style-name="T1"> in response to the cursor’s current position or selection. For example, when the cursor is in a table, a floating </text:span><text:span text:style-name="OOoEmphasis"><text:span text:style-name="T1">Table</text:span></text:span><text:span text:style-name="OOoEmphasis"><text:span text:style-name="T6"> toolbar</text:span></text:span><text:span text:style-name="T1"> appears, and when the cursor is in a numbered or bullet list, the </text:span><text:span text:style-name="OOoEmphasis"><text:span text:style-name="T1">Bullets and Numbering</text:span></text:span><text:span text:style-name="T1"> toolbar appears. You can dock these toolbars to the top, bottom, or side of the window, if you wish (see “</text:span><text:span text:style-name="T1"><text:reference-ref text:reference-format="text" text:ref-name="moving toolbars">Moving Toolbars</text:reference-ref></text:span><text:span text:style-name="T1">” below).</text:span></text:p>
      <text:h text:style-name="P42" text:outline-level="4"><text:reference-mark-start text:name="moving toolbars"/>Moving Toolbars<text:reference-mark-end text:name="moving toolbars"/></text:h>
      <text:p text:style-name="OOoTextBody"><text:span text:style-name="T1">To </text:span><text:alphabetical-index-mark text:string-value="moving" text:key1="toolbars"/><text:span text:style-name="T1">move a docked toolbar, place the mouse pointer over the toolbar handle (the small vertical bar to the left of the toolbar), hold down the left mouse button, drag the toolbar to the new location, and then release the </text:span><text:span text:style-name="OOoEmphasis"><text:span text:style-name="T6">mouse button (</text:span></text:span><text:span text:style-name="OOoEmphasis"><text:span text:style-name="T6"><text:sequence-ref text:reference-format="category-and-value" text:ref-name="refFigure3">Figure 4</text:sequence-ref></text:span></text:span><text:span text:style-name="OOoEmphasis"><text:span text:style-name="T6">)</text:span></text:span><text:span text:style-name="T1">. To move a floating toolbar, click on its title bar and drag it to a new location (Figure </text:span><text:span text:style-name="T1"><text:sequence-ref text:reference-format="value" text:ref-name="refFigure4">5</text:sequence-ref></text:span><text:span text:style-name="T1">).</text:span></text:p>
      <text:p text:style-name="P23"><draw:frame draw:style-name="fr5" draw:name="Frame4" text:anchor-type="as-char" svg:width="4.8181in" draw:z-index="8"><draw:text-box fo:min-height="1.7626in"><text:p text:style-name="P18"><text:s/><draw:g text:anchor-type="as-char" draw:z-index="9" draw:style-name="gr2"><draw:frame draw:style-name="gr3" draw:text-style-name="P65" svg:width="3.8724in" svg:height="0.9453in" svg:x="0.9382in" svg:y="0.2346in"><draw:image xlink:href="Pictures/1000000000000259000000942C3C5BF2.png" xlink:type="simple" xlink:show="embed" xlink:actuate="onLoad"><text:p/></draw:image></draw:frame><draw:rect draw:style-name="gr24" draw:text-style-name="P69" svg:width="2.1098in" svg:height="0.2815in" svg:x="0in" svg:y="0in"><text:p text:style-name="P68"><text:span text:style-name="T26">Handles of docked toolbars</text:span></text:p></draw:rect><draw:line draw:style-name="gr25" draw:text-style-name="P65" svg:x1="0.5161in" svg:y1="0.2343in" svg:x2="0.9382in" svg:y2="0.9835in"><text:p/></draw:line><draw:line draw:style-name="gr26" draw:text-style-name="P65" svg:x1="0.5161in" svg:y1="0.2343in" svg:x2="0.9382in" svg:y2="0.7492in"><text:p/></draw:line></draw:g></text:p><text:p text:style-name="P18">Figure <text:sequence text:ref-name="refFigure3" text:name="Figure" text:formula="ooow:Figure+1" style:num-format="1">4</text:sequence>: Moving a docked toolbar</text:p></draw:text-box></draw:frame> </text:p>
      <text:p text:style-name="P24"><draw:frame draw:style-name="fr5" draw:name="Frame5" text:anchor-type="as-char" svg:width="4.398in" draw:z-index="18"><draw:text-box fo:min-height="1.1744in"><text:p text:style-name="P18"><draw:frame draw:style-name="fr17" draw:name="graphics13" text:anchor-type="as-char" svg:width="4.398in" svg:height="0.9839in" draw:z-index="19"><draw:image xlink:href="Pictures/10000201000001990000005F4023753F.png" xlink:type="simple" xlink:show="embed" xlink:actuate="onLoad"/></draw:frame></text:p><text:p text:style-name="P18">Figure <text:sequence text:ref-name="refFigure4" text:name="Figure" text:formula="ooow:Figure+1" style:num-format="1">5</text:sequence>: Moving a floating toolbar</text:p></draw:text-box></draw:frame> </text:p>
      <text:h text:style-name="P43" text:outline-level="4"><text:reference-mark-start text:name="docking/floating"/>Docking Floating Windows and Toolbars<text:reference-mark-end text:name="docking/floating"/></text:h>
      <text:p text:style-name="P4">Toolbars and some windows, such as the Navigator and the Styles and Formatting window, are <text:alphabetical-index-mark text:string-value="windows, dockable/floating"/><text:alphabetical-index-mark text:string-value="floating window"/><text:alphabetical-index-mark text:string-value="dockable window"/>dock-able. You can move, resize, or dock them to an edge.</text:p>
      <text:p text:style-name="P8"><text:span text:style-name="T1">To dock a window or toolbar, hold down the </text:span><text:span text:style-name="OOoEmphasis"><text:span text:style-name="T1">Ctrl</text:span></text:span><text:span text:style-name="T1"> key and double-click on the frame of the floating window (or in a vacant area near the icons at the top of the floating window) to dock it in its last position.</text:span></text:p>
      <text:p text:style-name="P22"><draw:frame draw:style-name="fr6" draw:name="Frame15" text:anchor-type="as-char" svg:width="2.9374in" draw:z-index="20"><draw:text-box fo:min-height="1.3154in"><text:p text:style-name="P18"><draw:frame draw:style-name="fr18" draw:name="graphics28" text:anchor-type="paragraph" svg:x="0.0016in" svg:y="0.0008in" svg:width="2.6882in" svg:height="1.102in" draw:z-index="21"><draw:image xlink:href="Pictures/100000000000011A0000007452CA5F49.png" xlink:type="simple" xlink:show="embed" xlink:actuate="onLoad"/></draw:frame>Figure <text:sequence text:ref-name="refFigure5" text:name="Figure" text:formula="ooow:Figure+1" style:num-format="1">6</text:sequence>: Ctrl+click to dock or undock</text:p></draw:text-box></draw:frame> </text:p>
      <text:p text:style-name="P4">To undock a window, hold down the <text:span text:style-name="T9">Ctrl</text:span> key and double-click on the frame (or a vacant area near the icons at the top) of the docked window.</text:p>
      <text:h text:style-name="P43" text:outline-level="4"><text:soft-page-break/>Customizing Toolbars</text:h>
      <text:p text:style-name="P4">You can <text:alphabetical-index-mark text:string-value="customizing" text:key1="toolbars"/>customize toolbars in several ways, including choosing which icons are visible and locking the position of a docked toolbar. You can also add icons and create new toolbars, as described in Chapter 11.</text:p>
      <text:p text:style-name="P4">To access a toolbar’s customization options, use the down-arrow at the end of the toolbar or on its title bar.</text:p>
      <text:p text:style-name="P22"><draw:frame draw:style-name="fr7" draw:name="Frame10" text:anchor-type="as-char" svg:width="2.9071in" draw:z-index="22"><draw:text-box fo:min-height="1.4075in"><text:p text:style-name="P18"><draw:frame draw:style-name="fr19" draw:name="graphics23" text:anchor-type="as-char" svg:width="2.9071in" svg:height="1.1016in" draw:z-index="23"><draw:image xlink:href="Pictures/100002010000012D00000072DC59604F.png" xlink:type="simple" xlink:show="embed" xlink:actuate="onLoad"/></draw:frame></text:p><text:p text:style-name="P18">Figure <text:sequence text:ref-name="refFigure6" text:name="Figure" text:formula="ooow:Figure+1" style:num-format="1">7</text:sequence>: Customizing toolbars</text:p></draw:text-box></draw:frame> </text:p>
      <text:p text:style-name="OOoTextBody"><text:span text:style-name="T1">To </text:span><text:alphabetical-index-mark-start text:id="IMark28932404" text:key1="toolbars"/><text:span text:style-name="T1">show or hide icons</text:span><text:alphabetical-index-mark-end text:id="IMark28932404"/><text:span text:style-name="T1"> defined for the selected toolbar, choose </text:span><text:span text:style-name="OOoMenuPath"><text:span text:style-name="T1">Visible Buttons</text:span></text:span><text:span text:style-name="T1"> from the drop-down menu. Visible icons are indicated by an outline around the icon. Click on icons to hide or show them on the toolbar.</text:span></text:p>
      <text:p text:style-name="P25"><draw:frame draw:style-name="fr6" draw:name="Frame14" text:anchor-type="as-char" svg:width="4.5083in" draw:z-index="24"><draw:text-box fo:min-height="2.2689in"><text:p text:style-name="P18"><draw:frame draw:style-name="fr20" draw:name="graphics25" text:anchor-type="paragraph" svg:x="0.0016in" svg:y="0.0008in" svg:width="5.5583in" style:rel-width="100%" svg:height="2.6189in" style:rel-height="scale" draw:z-index="25"><draw:image xlink:href="Pictures/10000201000001F5000000ECF2C4FFDE.png" xlink:type="simple" xlink:show="embed" xlink:actuate="onLoad"/></draw:frame>Figure <text:sequence text:ref-name="refFigure7" text:name="Figure" text:formula="ooow:Figure+1" style:num-format="1">8</text:sequence>: Selection of visible toolbar icons</text:p></draw:text-box></draw:frame> </text:p>
      <text:h text:style-name="P37" text:outline-level="3"><text:alphabetical-index-mark text:string-value="context menus"/><text:alphabetical-index-mark text:string-value="right-click (context) menus"/>Right-Click (context) Menus</text:h>
      <text:p text:style-name="P4">You can quickly access many menu functions by right-clicking on a paragraph, graphic, or other object. A context menu will pop up. Often the context menu is the fastest and an easier way to reach a function. If you are not sure where a function is located in the menus or toolbars, you can frequently find it by right-clicking.</text:p>
      <text:h text:style-name="P37" text:outline-level="3">Status Bar</text:h>
      <text:p text:style-name="P4">The <text:alphabetical-index-mark-start text:id="IMark383044508"/>status bar<text:alphabetical-index-mark-end text:id="IMark383044508"/> is located at the bottom of the workspace. It provides information about the document and convenient ways to quickly change some features. It is similar in Writer, Calc, Impress, and Draw, although each component includes some component-specific items.</text:p>
      <text:p text:style-name="P23"><draw:frame draw:style-name="fr6" draw:name="Frame41" text:anchor-type="as-char" svg:width="5.5689in" draw:z-index="26"><draw:text-box fo:min-height="1.2602in"><text:p text:style-name="P18"><draw:frame draw:style-name="fr21" draw:name="graphics47" text:anchor-type="as-char" svg:width="5.5709in" svg:height="1.0043in" draw:z-index="27"><draw:image xlink:href="Pictures/10000201000001D100000054FF95BD04.png" xlink:type="simple" xlink:show="embed" xlink:actuate="onLoad"/></draw:frame></text:p><text:p text:style-name="P18">Figure <text:sequence text:ref-name="refFigure8" text:name="Figure" text:formula="ooow:Figure+1" style:num-format="1">9</text:sequence>: Left end of status bar in Writer</text:p></draw:text-box></draw:frame> </text:p>
      <text:p text:style-name="P21"><text:soft-page-break/><draw:frame draw:style-name="fr6" draw:name="Frame42" text:anchor-type="as-char" svg:width="5.602in" draw:z-index="28"><draw:text-box fo:min-height="1.2563in"><text:p text:style-name="P18"><draw:frame draw:style-name="fr22" draw:name="graphics51" text:anchor-type="paragraph" svg:x="0in" svg:y="0in" svg:width="5.602in" svg:height="1.0665in" draw:z-index="29"><draw:image xlink:href="Pictures/10000201000001E6000000629D0919AF.png" xlink:type="simple" xlink:show="embed" xlink:actuate="onLoad"/></draw:frame>Figure <text:sequence text:ref-name="refFigure9" text:name="Figure" text:formula="ooow:Figure+1" style:num-format="1">10</text:sequence>: Right end of status bar in Writer</text:p></draw:text-box></draw:frame> </text:p>
      <text:p text:style-name="P17">Common status bar items are described below.</text:p>
      <text:p text:style-name="P31">Page, sheet, or slide number</text:p>
      <text:p text:style-name="P34">Shows the current page, sheet, or slide number and the total number of pages, sheets, or slides in the document. Double-click on this field to open the Navigator. Other uses of this field depend on the component.</text:p>
      <text:p text:style-name="P31">Page style or slide design</text:p>
      <text:p text:style-name="P34">Shows the current page style or slide design. To edit the current page style or slide design, double-click on this field.</text:p>
      <text:p text:style-name="P31">Unsaved changes</text:p>
      <text:p text:style-name="P34">An asterisk (*) appears here if changes to the document have not been saved.</text:p>
      <text:p text:style-name="P31">Digital signature</text:p>
      <text:p text:style-name="P34">If the document has been digitally signed, an icon shows here. You can double-click the icon to view the certificate.</text:p>
      <text:p text:style-name="P31">Object information</text:p>
      <text:p text:style-name="P34">Displays information relevant to the cursor’s position or the selected element of the document. Double-clicking in this area usually opens a relevant dialog.</text:p>
      <text:p text:style-name="P31">Zoom slider and percent</text:p>
      <text:p text:style-name="OOoDefinition"><text:span text:style-name="T1">To change the view magnification, drag the Zoom slider, or click on the + and — signs, or right-click on the zoom level percent to pop up a list of magnification values from which to choose. Double-clicking on the zoom level percent opens the </text:span><text:span text:style-name="OOoStrongEmphasis"><text:span text:style-name="T1">Zoom &amp; View Layout</text:span></text:span><text:span text:style-name="T1"> dialog.</text:span></text:p>
      <text:h text:style-name="P37" text:outline-level="3"><text:alphabetical-index-mark-start text:id="IMark383044508"/>Sidebar<text:alphabetical-index-mark-end text:id="IMark383044508"/></text:h>
      <text:p text:style-name="P4">The Sidebar (Figure <text:sequence-ref text:reference-format="value" text:ref-name="refFigure10">11</text:sequence-ref>) is located on the right side of the edit views of Writer, Calc, Impress, and Draw. It contains one or more decks, based on the current document context. Decks are organized into panels. A tab bar on the right side of the sidebar allows you to switch between different decks.</text:p>
      <text:p text:style-name="P4">All four components contain the Properties, Styles, Gallery, and Navigator decks. Some components have additional decks, such as Master Pages, Custom Animation, and Slide Transition for Impress and Functions for Calc.</text:p>
      <text:p text:style-name="P4">A panel is like a combination of a toolbar and a dialog. For example, you can freely mix working on the text in the main edit window and using the Styles panel in the sidebar to change text attributes.</text:p>
      <text:p text:style-name="P4">Toolbars and Sidebar panels share many functions. For example, the buttons for making text bold or italic exist in both the Formatting toolbar and the Properties panel.</text:p>
      <text:p text:style-name="OOoTextBody"><text:span text:style-name="T1">If the Sidebar is not visible, you can show it by using </text:span><text:span text:style-name="OOoMenuPath"><text:span text:style-name="T1">View &gt; Sidebar</text:span></text:span><text:span text:style-name="T1"> on the menu bar. To hide the Sidebar, click on the gray </text:span><text:span text:style-name="OOoMenuPath"><text:span text:style-name="T1">Hide</text:span></text:span><text:span text:style-name="T1"> button on the left. Click on the same button to show the Sidebar again.</text:span></text:p>
      <text:p text:style-name="P4"><text:soft-page-break/>To undock the Sidebar and make it floating, and to dock a floating Sidebar, use the Sidebar settings drop-down list at the top of the tab bar (see Figure <text:sequence-ref text:reference-format="value" text:ref-name="refFigure10">11</text:sequence-ref> ). From the same list you can choose which items to show in the Sidebar.</text:p>
      <text:p text:style-name="P22"><draw:frame draw:style-name="fr8" draw:name="Frame136" text:anchor-type="as-char" svg:width="5.0217in" draw:z-index="3"><draw:text-box fo:min-height="4.7035in"><text:p text:style-name="P18"><draw:g text:anchor-type="as-char" draw:z-index="4" draw:style-name="gr2"><draw:frame draw:style-name="gr3" draw:text-style-name="P65" svg:width="2.5642in" svg:height="4.3598in" svg:x="1.0693in" svg:y="0in"><draw:image xlink:href="Pictures/1000000000000195000002B06BA0BB7D.png" xlink:type="simple" xlink:show="embed" xlink:actuate="onLoad"><text:p/></draw:image></draw:frame><draw:rect draw:style-name="gr4" draw:text-style-name="P65" svg:width="0.2406in" svg:height="0.1921in" svg:x="3.3929in" svg:y="0.0346in"><text:p/></draw:rect><draw:rect draw:style-name="gr5" draw:text-style-name="P67" svg:width="0.6724in" svg:height="0.1925in" svg:x="3.9693in" svg:y="0.048in"><text:p text:style-name="P66"><text:span text:style-name="T25">Settings</text:span></text:p></draw:rect><draw:line draw:style-name="gr6" draw:text-style-name="P65" svg:x1="3.9701in" svg:y1="0.1441in" svg:x2="3.6339in" svg:y2="0.1441in"><text:p/></draw:line><draw:rect draw:style-name="gr7" draw:text-style-name="P65" svg:width="0.2406in" svg:height="0.9122in" svg:x="3.3929in" svg:y="0.2882in"><text:p/></draw:rect><draw:rect draw:style-name="gr8" draw:text-style-name="P67" svg:width="0.6724in" svg:height="0.1921in" svg:x="3.9693in" svg:y="0.6283in"><text:p text:style-name="P66"><text:span text:style-name="T25">Tabs</text:span></text:p></draw:rect><draw:line draw:style-name="gr9" draw:text-style-name="P65" svg:x1="3.9701in" svg:y1="0.7201in" svg:x2="3.6339in" svg:y2="0.7201in"><text:p/></draw:line><draw:rect draw:style-name="gr10" draw:text-style-name="P67" svg:width="0.6724in" svg:height="0.1921in" svg:x="3.9693in" svg:y="0.3217in"><text:p text:style-name="P66"><text:span text:style-name="T25">Tab Title</text:span></text:p></draw:rect><draw:rect draw:style-name="gr11" draw:text-style-name="P65" svg:width="1.7295in" svg:height="0.2406in" svg:x="1.1362in" svg:y="0.0138in"><text:p/></draw:rect><draw:line draw:style-name="gr12" draw:text-style-name="P65" svg:x1="2.8654in" svg:y1="0.2535in" svg:x2="3.8256in" svg:y2="0.2535in"><text:p/></draw:line><draw:line draw:style-name="gr13" draw:text-style-name="P65" svg:x1="3.8256in" svg:y1="0.2441in" svg:x2="3.8256in" svg:y2="0.4362in"><text:p/></draw:line><draw:line draw:style-name="gr14" draw:text-style-name="P65" svg:x1="3.8181in" svg:y1="0.4323in" svg:x2="3.9622in" svg:y2="0.4323in"><text:p/></draw:line><draw:rect draw:style-name="gr15" draw:text-style-name="P65" svg:width="2.2571in" svg:height="2.3531in" svg:x="1.1362in" svg:y="1.7283in"><text:p/></draw:rect><draw:rect draw:style-name="gr16" draw:text-style-name="P65" svg:width="1.3453in" svg:height="0.1925in" svg:x="1.1362in" svg:y="1.5362in"><text:p/></draw:rect><draw:rect draw:style-name="gr8" draw:text-style-name="P67" svg:width="0.7685in" svg:height="0.1921in" svg:x="3.9693in" svg:y="1.6299in"><text:p text:style-name="P66"><text:span text:style-name="T25">Panel Title</text:span></text:p></draw:rect><draw:line draw:style-name="gr17" draw:text-style-name="P65" svg:x1="3.9697in" svg:y1="1.7283in" svg:x2="2.4811in" svg:y2="1.7283in"><text:p/></draw:line><draw:line draw:style-name="gr18" draw:text-style-name="P65" svg:x1="3.3937in" svg:y1="2.2567in" svg:x2="3.9701in" svg:y2="2.2567in"><text:p/></draw:line><draw:rect draw:style-name="gr5" draw:text-style-name="P67" svg:width="0.9606in" svg:height="0.1925in" svg:x="3.9693in" svg:y="2.1555in"><text:p text:style-name="P66"><text:span text:style-name="T25">Panel Contents</text:span></text:p></draw:rect><draw:custom-shape draw:style-name="gr19" draw:text-style-name="P65" svg:width="0.3362in" svg:height="4.0331in" svg:x="0.7043in" svg:y="0.2882in"><text:p/><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draw:equation draw:name="f0" draw:formula="$0 /2"/><draw:equation draw:name="f1" draw:formula="$0 "/><draw:equation draw:name="f2" draw:formula="?f4 -$0 "/><draw:equation draw:name="f3" draw:formula="?f4 -?f0 "/><draw:equation draw:name="f4" draw:formula="$1 "/><draw:equation draw:name="f5" draw:formula="?f4 +?f0 "/><draw:equation draw:name="f6" draw:formula="?f4 +$0 "/><draw:equation draw:name="f7" draw:formula="21600-$0 "/><draw:equation draw:name="f8" draw:formula="21600-?f0 "/><draw:equation draw:name="f9" draw:formula="$0 *10000/31953"/><draw:equation draw:name="f10" draw:formula="21600-?f9 "/><draw:handle draw:handle-position="10800 $0" draw:handle-range-y-minimum="0" draw:handle-range-y-maximum="5400"/><draw:handle draw:handle-position="left $1" draw:handle-range-y-minimum="0" draw:handle-range-y-maximum="21600"/></draw:enhanced-geometry></draw:custom-shape><draw:rect draw:style-name="gr8" draw:text-style-name="P67" svg:width="0.6724in" svg:height="0.1921in" svg:x="0in" svg:y="2.2028in"><text:p text:style-name="P66"><text:span text:style-name="T25">Deck</text:span></text:p></draw:rect><draw:rect draw:style-name="gr10" draw:text-style-name="P67" svg:width="0.865in" svg:height="0.1925in" svg:x="3.9693in" svg:y="1.3335in"><text:p text:style-name="P66"><text:span text:style-name="T25">MoreOptions</text:span></text:p></draw:rect><draw:line draw:style-name="gr20" draw:text-style-name="P65" svg:x1="3.9701in" svg:y1="1.4406in" svg:x2="3.2976in" svg:y2="1.4406in"><text:p/></draw:line><draw:rect draw:style-name="gr21" draw:text-style-name="P65" svg:width="0.2398in" svg:height="0.1449in" svg:x="3.2016in" svg:y="1.5362in"><text:p/></draw:rect><draw:line draw:style-name="gr22" draw:text-style-name="P65" svg:x1="3.3079in" svg:y1="1.4406in" svg:x2="3.3079in" svg:y2="1.5366in"><text:p/></draw:line></draw:g>Figure <text:sequence text:ref-name="refFigure10" text:name="Figure" text:formula="ooow:Figure+1" style:num-format="1">11</text:sequence>: Properties panel of Sidebar in Writer</text:p></draw:text-box></draw:frame></text:p>
      <text:p text:style-name="P22"><draw:frame text:anchor-type="paragraph" draw:z-index="5" draw:style-name="gr23" draw:text-style-name="P65" svg:width="1.9925in" svg:height="1.5421in" svg:x="2.1362in" svg:y="0.1839in"><draw:image xlink:href="Pictures/100000000000011F000000DE389ACEEF.png" xlink:type="simple" xlink:show="embed" xlink:actuate="onLoad"><text:p/></draw:image></draw:frame><draw:frame draw:style-name="fr9" draw:name="Frame137" text:anchor-type="as-char" svg:width="3.8925in" draw:z-index="0"><draw:text-box fo:min-height="2.0661in"><text:p text:style-name="P18"/><text:p text:style-name="P18"/><text:p text:style-name="P18"/><text:p text:style-name="P18"/><text:p text:style-name="P18"/><text:p text:style-name="P18"/><text:p text:style-name="P18"/><text:p text:style-name="P18"/><text:p text:style-name="P18">Figure <text:sequence text:ref-name="refFigure11" text:name="Figure" text:formula="ooow:Figure+1" style:num-format="1">12</text:sequence>: Floating (undocking) or docking the Sidebar</text:p></draw:text-box></draw:frame></text:p>
      <text:h text:style-name="P60" text:outline-level="2"><text:alphabetical-index-mark text:string-value="starting a new document"/>Starting a New Document</text:h>
      <text:p text:style-name="P9">You can start a new, blank <text:alphabetical-index-mark text:string-value="starting new" text:key1="document"/>document<text:alphabetical-index-mark text:string-value="new document"/><text:alphabetical-index-mark text:string-value="creating a document"/><text:alphabetical-index-mark text:string-value="creating" text:key1="document"/> in Apache OpenOffice in several ways.</text:p>
      <text:p text:style-name="P15">When Apache OpenOffice is open, but no document is open (for example if you close all the open documents but leave the program running), the Start Center is shown. Click one of the icons to open a new document of that type, or click the Templates icon to start a new document using a template.</text:p>
      <text:p text:style-name="P26"><text:soft-page-break/><draw:frame draw:style-name="fr6" draw:name="Frame13" text:anchor-type="as-char" svg:width="5.961in" draw:z-index="30"><draw:text-box fo:min-height="4.1854in"><text:p text:style-name="P18"><draw:frame draw:style-name="fr23" draw:name="graphics9" text:anchor-type="as-char" svg:width="5.961in" svg:height="4.0626in" draw:z-index="31"><draw:image xlink:href="Pictures/10000201000003F0000002AF5F93A91F.png" xlink:type="simple" xlink:show="embed" xlink:actuate="onLoad"/></draw:frame> Figure <text:sequence text:ref-name="refFigure12" text:name="Figure" text:formula="ooow:Figure+1" style:num-format="1">13</text:sequence>: Apache OpenOffice <text:alphabetical-index-mark-start text:id="IMark383044940"/>Start Center<text:alphabetical-index-mark-end text:id="IMark383044940"/></text:p></draw:text-box></draw:frame> </text:p>
      <text:p text:style-name="P17">You can also start a new document in one of the following ways.</text:p>
      <text:list xml:id="list8167437571562451636" text:style-name="OOoBullets_20_1">
        <text:list-item>
          <text:p text:style-name="P57"><text:span text:style-name="T1">Use </text:span><text:span text:style-name="OOoMenuPath"><text:span text:style-name="T1">File &gt; New</text:span></text:span><text:span text:style-name="T1"> and choose the type of document.</text:span></text:p>
        </text:list-item>
      </text:list>
      <text:list xml:id="list33259533" text:continue-list="list33246613" text:style-name="OOoBullets_20_1">
        <text:list-item>
          <text:p text:style-name="OOoList_20_1_20_Cont."><text:span text:style-name="T1">Use the arrow next to the </text:span><text:span text:style-name="OOoMenuPath"><text:span text:style-name="T1">New</text:span></text:span><text:span text:style-name="T1"> button on the main toolbar. From the drop-down menu, select the type of document to be created.</text:span></text:p>
        </text:list-item>
        <text:list-item>
          <text:p text:style-name="OOoList_20_1_20_Cont."><text:span text:style-name="T1">Press </text:span><text:span text:style-name="OOoKeystroke"><text:span text:style-name="T1">Ctrl+N</text:span></text:span><text:span text:style-name="T1"> on the keyboard.</text:span></text:p>
        </text:list-item>
        <text:list-item>
          <text:p text:style-name="OOoList_20_1_20_End"><text:span text:style-name="T1">Use </text:span><text:span text:style-name="OOoMenuPath"><text:span text:style-name="T1">File &gt; Wizards</text:span></text:span><text:span text:style-name="T1"> for some special types of documents.</text:span></text:p>
        </text:list-item>
      </text:list>
      <text:p text:style-name="P4">If a document is already open in Apache OpenOffice, the new document opens in a new window.</text:p>
      <text:h text:style-name="P63" text:outline-level="2">Opening an Existing Document</text:h>
      <text:p text:style-name="P4">When no document is open, the Start Center provides an icon for <text:alphabetical-index-mark text:string-value="opening a document"/>opening an existing <text:alphabetical-index-mark text:string-value="opening" text:key1="document"/>document or choosing from a list of recently-edited documents.</text:p>
      <text:p text:style-name="P27"><draw:frame draw:style-name="fr19" draw:name="graphics46" text:anchor-type="as-char" svg:width="3.3583in" svg:height="1.2319in" draw:z-index="32"><draw:image xlink:href="Pictures/100000000000017B0000008BB105B3F7.png" xlink:type="simple" xlink:show="embed" xlink:actuate="onLoad"/></draw:frame></text:p>
      <text:p text:style-name="P33">You can also open an existing document in one of the following ways.</text:p>
      <text:list xml:id="list37430411" text:style-name="OOoBullets_20_1">
        <text:list-item text:start-value="1">
          <text:p text:style-name="OOoList_20_1_20_Start"><text:span text:style-name="T1">Choose </text:span><text:span text:style-name="OOoMenuPath"><text:span text:style-name="T1">File &gt; Open</text:span></text:span><text:span text:style-name="OOoDefault"><text:span text:style-name="T1">.</text:span></text:span></text:p>
        </text:list-item>
      </text:list>
      <text:list xml:id="list33255934" text:continue-list="list33259533" text:style-name="OOoBullets_20_1">
        <text:list-item>
          <text:p text:style-name="OOoList_20_1_20_Cont."><text:span text:style-name="T1">Click the </text:span><text:span text:style-name="OOoMenuPath"><text:span text:style-name="T1">Open</text:span></text:span><text:span text:style-name="T1"> button on the main toolbar.</text:span></text:p>
        </text:list-item>
        <text:list-item>
          <text:p text:style-name="OOoList_20_1_20_End"><text:span text:style-name="T1">Press </text:span><text:span text:style-name="OOoKeystroke"><text:span text:style-name="T1">Ctrl+O</text:span></text:span><text:span text:style-name="T1"> on the keyboard.</text:span></text:p>
        </text:list-item>
      </text:list>
      <text:p text:style-name="OOoTextBody"><text:soft-page-break/><text:span text:style-name="T1">In each case, the Open dialog appears. Select the file you want, and then click </text:span><text:span text:style-name="OOoMenuPath"><text:span text:style-name="T1">Open</text:span></text:span><text:span text:style-name="T1">. If a document is already open in Apache OpenOffice, the second document opens in a new window.</text:span></text:p>
      <text:p text:style-name="OOoTextBody"><text:span text:style-name="T1">In the Open dialog, you can reduce the list of files by selecting the type of file you are looking for. For example, if you choose </text:span><text:span text:style-name="OOoMenuPath"><text:span text:style-name="T1">Text documents</text:span></text:span><text:span text:style-name="T1"> as the file type, you will only see documents Writer can open (including </text:span><text:span text:style-name="OOoComputerCode"><text:span text:style-name="T1">.odt</text:span></text:span><text:span text:style-name="T1">, </text:span><text:span text:style-name="OOoComputerCode"><text:span text:style-name="T1">.doc</text:span></text:span><text:span text:style-name="T1">, </text:span><text:span text:style-name="OOoComputerCode"><text:span text:style-name="T1">.txt</text:span></text:span><text:span text:style-name="T1">); if you choose </text:span><text:span text:style-name="OOoMenuPath"><text:span text:style-name="T1">Spreadsheets</text:span></text:span><text:span text:style-name="T1">, you will see </text:span><text:span text:style-name="OOoComputerCode"><text:span text:style-name="T1">.ods</text:span></text:span><text:span text:style-name="T1">, </text:span><text:span text:style-name="OOoComputerCode"><text:span text:style-name="T1">.xls</text:span></text:span><text:span text:style-name="T1">, and other files that Calc opens.</text:span></text:p>
      <text:p text:style-name="P4">You can also open an existing document that is in an OpenDocument format by double-clicking on the file’s icon on the desktop or in a file manager such as Windows Explorer.</text:p>
      <text:p text:style-name="P4">If you have associated Microsoft Office file formats with Apache OpenOffice, you can also open these files by double-clicking on them.</text:p>
      <text:h text:style-name="P60" text:outline-level="2"><text:alphabetical-index-mark text:string-value="saving files"/>Saving a Document</text:h>
      <text:p text:style-name="P17">To save a new document, do one of the following:</text:p>
      <text:list xml:id="list1931416145" text:style-name="OOoBullets_20_1">
        <text:list-item>
          <text:p text:style-name="OOoList_20_1_20_Start"><text:span text:style-name="T1">Press </text:span><text:span text:style-name="OOoKeystroke"><text:span text:style-name="T1">Ctrl+S</text:span></text:span><text:span text:style-name="T1">.</text:span></text:p>
        </text:list-item>
      </text:list>
      <text:list xml:id="list33264363" text:continue-list="list33255934" text:style-name="OOoBullets_20_1">
        <text:list-item>
          <text:p text:style-name="OOoList_20_1_20_Cont."><text:span text:style-name="OOoDefault"><text:span text:style-name="T1">Choose </text:span></text:span><text:span text:style-name="OOoMenuPath"><text:span text:style-name="T1">File &gt; Save</text:span></text:span><text:span text:style-name="OOoMenuPath"><text:span text:style-name="T2"> </text:span></text:span><text:span text:style-name="OOoDefault"><text:span text:style-name="T8">from the menu bar</text:span></text:span><text:span text:style-name="OOoMenuPath"><text:span text:style-name="T2">.</text:span></text:span></text:p>
        </text:list-item>
        <text:list-item>
          <text:p text:style-name="OOoList_20_1_20_End"><text:span text:style-name="T1">Click the </text:span><text:span text:style-name="OOoMenuPath"><text:span text:style-name="T1">Save </text:span></text:span><text:span text:style-name="T1">button on the main toolbar.</text:span></text:p>
        </text:list-item>
      </text:list>
      <text:p text:style-name="OOoTextBody"><text:span text:style-name="T1">When the </text:span><text:span text:style-name="OOoDefault"><text:span text:style-name="T2">Save As</text:span></text:span><text:span text:style-name="T1"> dialog appears, enter the file name, verify the file type (if applicable), and click </text:span><text:span text:style-name="OOoMenuPath"><text:span text:style-name="T1">Save</text:span></text:span><text:span text:style-name="T1">.</text:span></text:p>
      <text:p text:style-name="OOoTextBody"><text:span text:style-name="T2">To save an open document with the current file name, choose </text:span><text:span text:style-name="OOoMenuPath"><text:span text:style-name="T1">File &gt; Save</text:span></text:span><text:span text:style-name="T2">. This will overwrite the last saved state of the file.</text:span></text:p>
      <text:h text:style-name="P60" text:outline-level="2"><text:alphabetical-index-mark text:string-value="password protection"/><text:alphabetical-index-mark text:string-value="security"/>Password Protection</text:h>
      <text:p text:style-name="OOoTextBody_5f_ListIntro">To protect an entire document from being viewable without a password, use the option on the <text:span text:style-name="T8">Save As</text:span> dialog to enter a password.</text:p>
      <text:list xml:id="list4812299375101507114" text:style-name="OOoNum_20_123">
        <text:list-item text:start-value="1">
          <text:p text:style-name="OOoNum_20_123_20_Start"><text:span text:style-name="T1">On the Save As dialog, select the </text:span><text:span text:style-name="OOoMenuPath"><text:span text:style-name="T1">Save with password</text:span></text:span><text:span text:style-name="T1"> option, and then click </text:span><text:span text:style-name="OOoMenuPath"><text:span text:style-name="T1">Save</text:span></text:span><text:span text:style-name="T1">.</text:span><text:span text:style-name="T2"> Y</text:span><text:span text:style-name="T1">ou will receive a prompt (</text:span><text:span text:style-name="T1"><text:sequence-ref text:reference-format="category-and-value" text:ref-name="refFigure13">Figure 14</text:sequence-ref></text:span><text:span text:style-name="T1">).</text:span></text:p>
        </text:list-item>
      </text:list>
      <text:p text:style-name="P16"><draw:frame draw:style-name="fr10" draw:name="Frame25" text:anchor-type="as-char" svg:y="-2.6835in" svg:width="3.9547in" draw:z-index="33"><draw:text-box fo:min-height="3.2583in"><text:p text:style-name="P18"><draw:frame draw:style-name="fr23" draw:name="Image30" text:anchor-type="as-char" svg:width="3.9547in" svg:height="3.0008in" draw:z-index="34"><draw:image xlink:href="Pictures/10000000000001A7000001419EB99B1E.png" xlink:type="simple" xlink:show="embed" xlink:actuate="onLoad"/></draw:frame></text:p><text:p text:style-name="P18">Figure <text:sequence text:ref-name="refFigure13" text:name="Figure" text:formula="ooow:Figure+1" style:num-format="1">14</text:sequence>: Entering a password for a document</text:p></draw:text-box></draw:frame></text:p>
      <text:list xml:id="list33249392" text:continue-numbering="true" text:style-name="OOoNum_20_123">
        <text:list-item>
          <text:p text:style-name="P41"><text:soft-page-break/><text:span text:style-name="T1">Type the same password in both fields, and then click </text:span><text:span text:style-name="OOoMenuPath"><text:span text:style-name="T1">OK</text:span></text:span><text:span text:style-name="T1">. If the passwords match, the document is saved password protected. If the passwords do not match, you receive an error message. Close the message box to return to the Set Password dialog and enter the password again.</text:span></text:p>
        </text:list-item>
      </text:list>
      <table:table table:name="Table6" table:style-name="Table6">
        <table:table-column table:style-name="Table6.A"/>
        <table:table-column table:style-name="Table6.B"/>
        <table:table-row>
          <table:table-cell table:style-name="Table6.A1" office:value-type="string">
            <text:p text:style-name="P29">Caution</text:p>
            <text:p text:style-name="P28"><draw:frame draw:style-name="fr24" draw:name="graphics4" text:anchor-type="as-char" svg:y="-0.2634in" svg:width="0.4307in" svg:height="0.398in" draw:z-index="35"><draw:image xlink:href="Pictures/10000201000000500000004A5CA4FE42.png" xlink:type="simple" xlink:show="embed" xlink:actuate="onLoad"/></draw:frame></text:p>
          </table:table-cell>
          <table:table-cell table:style-name="Table6.A1" office:value-type="string">
            <text:p text:style-name="P32">Apache OpenOffice uses a very strong encryption mechanism that makes it almost impossible to recover the contents of a document if you lose the password.</text:p>
          </table:table-cell>
        </table:table-row>
      </table:table>
      <text:p text:style-name="P14">Writer and Calc provide a second level of protection, which allows a file to be viewed but not changed without a password; that is, the file opens in read-only mode.</text:p>
      <text:p text:style-name="P33">To protect a document from being changed:</text:p>
      <text:list xml:id="list33270228" text:continue-list="list33249392" text:style-name="OOoNum_20_123">
        <text:list-item text:start-value="1">
          <text:p text:style-name="P46"><text:span text:style-name="T1">Choose </text:span><text:span text:style-name="OOoMenuPath"><text:span text:style-name="T1">More Options</text:span></text:span><text:span text:style-name="T1"> from the Set Password dialog</text:span><text:span text:style-name="T2">.</text:span></text:p>
        </text:list-item>
        <text:list-item>
          <text:p text:style-name="OOoNum_20_123_20_End"><text:span text:style-name="T1">Enter the password in the </text:span><text:span text:style-name="OOoEmphasis"><text:span text:style-name="T2">Enter password to allow editing</text:span></text:span><text:span text:style-name="OOoMenuPath"><text:span text:style-name="T2"> </text:span></text:span><text:span text:style-name="T1">field. Repeat the password in the</text:span><text:span text:style-name="OOoMenuPath"><text:span text:style-name="T2"> </text:span></text:span><text:span text:style-name="OOoEmphasis"><text:span text:style-name="T2">Confirm password</text:span></text:span><text:span text:style-name="OOoMenuPath"><text:span text:style-name="T2"> </text:span></text:span><text:span text:style-name="T1">field. Click</text:span><text:span text:style-name="OOoMenuPath"><text:span text:style-name="T2"> </text:span></text:span><text:span text:style-name="OOoStrongEmphasis"><text:span text:style-name="T7">OK</text:span></text:span><text:span text:style-name="OOoDefault"><text:span text:style-name="T7">.</text:span></text:span></text:p>
        </text:list-item>
      </text:list>
      <text:h text:style-name="P37" text:outline-level="3">Saving a Document <text:alphabetical-index-mark text:string-value="automatic saving"/>Automatically</text:h>
      <text:p text:style-name="P17">You can choose to have Apache OpenOffice save a temporary version of your file automatically. This temporary version is stored separately from the original file, and it allows AutoRecovery if the program should crash. However, automatic saving does not overwrite the last saved state of the file and does not substitute for periodically saving your work. To set up automatic file saving:</text:p>
      <text:list xml:id="list33275917" text:continue-list="list33270228" text:style-name="OOoNum_20_123">
        <text:list-item text:start-value="1">
          <text:p text:style-name="P45"><text:span text:style-name="T1">Choose </text:span><text:span text:style-name="OOoMenuPath"><text:span text:style-name="T1">Tools &gt; Options &gt; Load/Save &gt; General</text:span></text:span><text:span text:style-name="T2">.</text:span></text:p>
        </text:list-item>
        <text:list-item>
          <text:p text:style-name="OOoNum_20_123_20_End"><text:span text:style-name="T2">Mark </text:span><text:span text:style-name="OOoMenuPath"><text:span text:style-name="T1">Save </text:span></text:span><text:alphabetical-index-mark text:string-value="autorecovery"/><text:span text:style-name="OOoMenuPath"><text:span text:style-name="T1">AutoRecovery information every</text:span></text:span><text:span text:style-name="T2">, and set the time interval.</text:span></text:p>
        </text:list-item>
      </text:list>
      <text:h text:style-name="P60" text:outline-level="2">Using the Navigator</text:h>
      <text:p text:style-name="P4">The <text:alphabetical-index-mark-start text:id="IMark383044316"/>Navigator<text:alphabetical-index-mark-end text:id="IMark383044316"/> lists objects contained in a document, collected into categories. For example, in Writer it shows Headings, Tables, Text frames, Comments, Graphics, Bookmarks, and other items, as shown in Figure <text:sequence-ref text:reference-format="value" text:ref-name="refFigure14">15</text:sequence-ref>. In Calc it shows Sheets, Range Names, Database Ranges, Graphics, Drawing Objects, and other items. In Impress and Draw it shows Slides, Pictures, and other items.</text:p>
      <text:p text:style-name="OOoTextBody"><text:span text:style-name="T1">To open the Navigator, click its icon </text:span><text:span text:style-name="T1"><draw:frame draw:style-name="fr19" draw:name="graphics20" text:anchor-type="as-char" svg:width="0.2756in" svg:height="0.2756in" draw:z-index="36"><draw:image xlink:href="Pictures/10000000000000180000001A9B86BBFF.png" xlink:type="simple" xlink:show="embed" xlink:actuate="onLoad"/></draw:frame></text:span><text:span text:style-name="T1"> on the sidebar or the Standard toolbar, or press </text:span><text:span text:style-name="OOoKeystroke"><text:span text:style-name="T1">F5</text:span></text:span><text:span text:style-name="T1">, or choose </text:span><text:span text:style-name="OOoMenuPath"><text:span text:style-name="T1">View &gt; Navigator</text:span></text:span><text:span text:style-name="T1"> on the menu bar. The Sidebar is often the most convenient location for the Navigator.</text:span></text:p>
      <text:p text:style-name="P22"><text:soft-page-break/><draw:frame draw:style-name="fr11" draw:name="Frame8" text:anchor-type="as-char" svg:width="2.7992in" draw:z-index="37"><draw:text-box fo:min-height="3.5465in"><text:p text:style-name="P18"><draw:frame draw:style-name="fr23" draw:name="graphics6" text:anchor-type="as-char" svg:width="2.7992in" svg:height="3.298in" draw:z-index="38"><draw:image xlink:href="Pictures/100000000000012F000001657583B82F.png" xlink:type="simple" xlink:show="embed" xlink:actuate="onLoad"/></draw:frame></text:p><text:p text:style-name="P18">Figure <text:sequence text:ref-name="refFigure14" text:name="Figure" text:formula="ooow:Figure+1" style:num-format="1">15</text:sequence>: The Navigator</text:p></draw:text-box></draw:frame></text:p>
      <text:p text:style-name="P4">Click the marker (+ or <text:span text:style-name="T12">triangle</text:span>) by any of the categories to display the list of <text:span text:style-name="T12">i</text:span>tems in that category. </text:p>
      <text:p text:style-name="OOoTextBody"><text:span text:style-name="T1">To hide the list of categories and show only the toolbars at the top, click the </text:span><text:span text:style-name="OOoMenuPath"><text:span text:style-name="T1">List Box On/Off</text:span></text:span><text:span text:style-name="T1"> icon </text:span><text:span text:style-name="T1"><draw:frame draw:style-name="fr25" draw:name="graphics452" text:anchor-type="as-char" svg:width="0.3154in" svg:height="0.3035in" draw:z-index="39"><draw:image xlink:href="Pictures/100000000000001B0000001AF04C4F65.png" xlink:type="simple" xlink:show="embed" xlink:actuate="onLoad"/></draw:frame></text:span><text:span text:style-name="T1">. Click this icon again to show the list box.</text:span></text:p>
      <text:p text:style-name="P33">The Navigator provides several convenient ways to move around a document and find items in it:</text:p>
      <text:list xml:id="list37446788" text:style-name="OOoBullets_20_1">
        <text:list-item text:start-value="1">
          <text:p text:style-name="P56">When a category is showing the list of objects in it, double-click on an object to jump directly to that object’s location in the document.</text:p>
        </text:list-item>
        <text:list-item>
          <text:p text:style-name="P52">Objects are easier to find if you have given them names when creating them, instead of keeping Apache OpenOffice’s default graphics1, graphics2, Table1, Table2, and so on—which may not correspond to the position of the object in the document.</text:p>
        </text:list-item>
        <text:list-item>
          <text:p text:style-name="P53"><text:span text:style-name="T24">If you only want to see the content in a certain category, highlight the category and click the </text:span><text:span text:style-name="OOoMenuPath"><text:span text:style-name="T24">Content View</text:span></text:span><text:span text:style-name="T24"> icon </text:span><text:span text:style-name="T24"><draw:frame draw:style-name="fr26" draw:name="Afbeeldingen1" text:anchor-type="as-char" svg:y="-0.2453in" svg:width="0.3154in" svg:height="0.2992in" draw:z-index="40"><draw:image xlink:href="Pictures/100000000000001800000017923F23D8.png" xlink:type="simple" xlink:show="embed" xlink:actuate="onLoad"/></draw:frame></text:span><text:span text:style-name="T24">. Until you click the icon again, only the objects of that category will be displayed.</text:span></text:p>
        </text:list-item>
        <text:list-item>
          <text:p text:style-name="P54"><text:span text:style-name="T1">Click the Navigation icon </text:span><text:span text:style-name="T1"><draw:frame draw:style-name="fr27" draw:name="graphics12" text:anchor-type="as-char" svg:width="0.4839in" svg:height="0.2917in" draw:z-index="41"><draw:image xlink:href="Pictures/10000000000000250000001CD447DC02.png" xlink:type="simple" xlink:show="embed" xlink:actuate="onLoad"/></draw:frame></text:span><text:span text:style-name="T1"> to display the </text:span><text:alphabetical-index-mark-start text:id="IMark265454996"/><text:span text:style-name="T1">Navigation toolbar</text:span><text:alphabetical-index-mark-end text:id="IMark265454996"/><text:span text:style-name="T1"> (</text:span><text:span text:style-name="T1"><text:sequence-ref text:reference-format="category-and-value" text:ref-name="refFigure15">Figure 16</text:sequence-ref></text:span><text:span text:style-name="T1">). Here you can pick one of the categories and use the </text:span><text:span text:style-name="OOoMenuPath"><text:span text:style-name="T1">Previous</text:span></text:span><text:span text:style-name="T1"> and </text:span><text:span text:style-name="OOoMenuPath"><text:span text:style-name="T1">Next</text:span></text:span><text:span text:style-name="T1"> icons to move from one item to the next. This is particularly helpful for finding items like bookmarks and indexes, which can be difficult to see.</text:span></text:p>
        </text:list-item>
      </text:list>
      <text:list xml:id="list33246849" text:continue-list="list33264363" text:style-name="OOoBullets_20_1">
        <text:list-item>
          <text:p text:style-name="OOoList_20_1_20_Cont."><text:span text:style-name="T1">The names of the icons (shown in the tooltips) change to match the selected category; for example, </text:span><text:span text:style-name="OOoMenuPath"><text:span text:style-name="T1">Next Graphic</text:span></text:span><text:span text:style-name="T1"> or </text:span><text:span text:style-name="OOoMenuPath"><text:span text:style-name="T1">Next Bookmark</text:span></text:span><text:span text:style-name="T1">.</text:span></text:p>
        </text:list-item>
      </text:list>
      <text:list xml:id="list37419147" text:style-name="OOoBullets_20_1">
        <text:list-item text:start-value="1">
          <text:p text:style-name="P49">To jump to a specific page in the document, type its page number in the box at the top of the Navigator.</text:p>
        </text:list-item>
      </text:list>
      <text:p text:style-name="OOoTextBody">A bit of experimentation with the other icons will demonstrate their functions. Some component-specific uses are described in the chapters on Writer and the other components.</text:p>
      <text:p text:style-name="P22"><text:soft-page-break/><draw:frame draw:style-name="fr12" draw:name="Frame1" text:anchor-type="as-char" svg:width="2.4984in" draw:z-index="42"><draw:text-box fo:min-height="1.2366in"><text:p text:style-name="P18"><draw:frame draw:style-name="fr23" draw:name="graphics7" text:anchor-type="as-char" svg:width="2.4984in" svg:height="1.0654in" draw:z-index="43"><draw:image xlink:href="Pictures/10000000000001020000006E38EB9D1E.png" xlink:type="simple" xlink:show="embed" xlink:actuate="onLoad"/></draw:frame></text:p><text:p text:style-name="P18">Figure <text:sequence text:ref-name="refFigure15" text:name="Figure" text:formula="ooow:Figure+1" style:num-format="1">16</text:sequence>: Navigation toolbar</text:p></draw:text-box></draw:frame></text:p>
      <text:p text:style-name="P4"/>
      <text:h text:style-name="P62" text:outline-level="2"><text:reference-mark-start text:name="Using Open and Save As dialogs"/>Using the Open and Save As Dialogs<text:reference-mark-end text:name="Using Open and Save As dialogs"/></text:h>
      <text:p text:style-name="P4">You can choose whether to use the OpenOffice <text:alphabetical-index-mark-start text:id="IMark265454420"/>Open and Save As dialogs<text:alphabetical-index-mark-end text:id="IMark265454420"/> or the ones provided by your operating system.</text:p>
      <text:p text:style-name="P33">To view or change which type of dialog OpenOffice uses:</text:p>
      <text:list xml:id="list33267582" text:continue-list="list33275917" text:style-name="OOoNum_20_123">
        <text:list-item text:start-value="1">
          <text:p text:style-name="OOoNum_20_123_20_Start"><text:span text:style-name="T1">Choose</text:span><text:span text:style-name="OOoMenuPath"><text:span text:style-name="T2"> </text:span></text:span><text:span text:style-name="OOoMenuPath"><text:span text:style-name="T1">Tools &gt; Options &gt; OpenOffice &gt; General</text:span></text:span><text:span text:style-name="OOoMenuPath"><text:span text:style-name="T2">.</text:span></text:span></text:p>
        </text:list-item>
        <text:list-item>
          <text:p text:style-name="OOoNum_20_123_20_End"><text:span text:style-name="T1">Select the</text:span><text:span text:style-name="OOoMenuPath"><text:span text:style-name="T2"> </text:span></text:span><text:span text:style-name="OOoMenuPath"><text:span text:style-name="T1">Use OpenOffice dialogs</text:span></text:span><text:span text:style-name="OOoMenuPath"><text:span text:style-name="T2"> </text:span></text:span><text:span text:style-name="T1">option.</text:span></text:p>
        </text:list-item>
      </text:list>
      <text:p text:style-name="P4">This section discusses the OpenOffice Open and Save As dialogs. <text:sequence-ref text:reference-format="category-and-value" text:ref-name="refFigure16">Figure 17</text:sequence-ref> shows the Save As dialog; the Open dialog is similar.</text:p>
      <text:p text:style-name="P16"><draw:frame text:anchor-type="paragraph" draw:z-index="6" draw:style-name="gr23" draw:text-style-name="P65" svg:width="5.2406in" svg:height="4.1803in" svg:x="0.7701in" svg:y="0.1217in"><draw:image xlink:href="Pictures/10000000000003C2000002DF1A134D43.png" xlink:type="simple" xlink:show="embed" xlink:actuate="onLoad"><text:p/></draw:image></draw:frame><draw:frame draw:style-name="fr6" draw:name="Frame9" text:anchor-type="as-char" svg:width="5.8646in" draw:z-index="44"><draw:text-box fo:min-height="4.4563in"><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text:p text:style-name="P18">Figure <text:sequence text:ref-name="refFigure16" text:name="Figure" text:formula="ooow:Figure+1" style:num-format="1">17</text:sequence>: The OpenOffice Save As dialog</text:p></draw:text-box></draw:frame></text:p>
      <text:p text:style-name="P33">The three buttons in the top right of the OpenOffice Open and Save As dialogs are, from left to right:</text:p>
      <text:list xml:id="list37431175" text:style-name="OOoBullets_20_1">
        <text:list-item text:start-value="1">
          <text:p text:style-name="P58"><text:span text:style-name="T1">Go </text:span><text:span text:style-name="OOoStrongEmphasis"><text:span text:style-name="T1">Up One Level</text:span></text:span><text:span text:style-name="T1"> in the folder (directory) hierarchy. Click and hold this button for a second to open a list of higher level folders; to go to one of the folders on the list, move the mouse pointer over its name and release the mouse button.</text:span></text:p>
        </text:list-item>
      </text:list>
      <text:list xml:id="list33270199" text:continue-list="list33246849" text:style-name="OOoBullets_20_1">
        <text:list-item>
          <text:p text:style-name="OOoList_20_1_20_Cont."><text:span text:style-name="OOoStrongEmphasis"><text:span text:style-name="T1">Create New</text:span></text:span><text:span text:style-name="OOoStrongEmphasis"><text:span text:style-name="T4"> Folder</text:span></text:span><text:span text:style-name="OOoStrongEmphasis"><text:span text:style-name="T2">.</text:span></text:span></text:p>
        </text:list-item>
        <text:list-item>
          <text:p text:style-name="OOoList_20_1_20_End"><text:soft-page-break/><text:span text:style-name="OOoStrongEmphasis"><text:span text:style-name="T1">Default Directory</text:span></text:span><text:span text:style-name="T1">.</text:span></text:p>
        </text:list-item>
      </text:list>
      <text:p text:style-name="P7"><text:span text:style-name="T1">For documents (in OpenDocument format) that have been saved with more than one version, use the </text:span><text:span text:style-name="OOoMenuPath"><text:span text:style-name="T1">Version</text:span></text:span><text:span text:style-name="T1"> drop-down to select which version you wish to open in read-only mode. For Microsoft Office documents, only the current version can be opened.</text:span></text:p>
      <text:p text:style-name="OOoTextBody"><text:span text:style-name="T1">Use the </text:span><text:span text:style-name="OOoMenuPath"><text:span text:style-name="T1">File type</text:span></text:span><text:span text:style-name="T1"> field to specify the type of file to be opened or the format of the file to be saved.</text:span></text:p>
      <text:p text:style-name="OOoTextBody"><text:span text:style-name="T1">The </text:span><text:span text:style-name="OOoMenuPath"><text:span text:style-name="T1">Read-only</text:span></text:span><text:span text:style-name="T1"> option on the Open dialog opens the file for reading and printing only. Consequently, most of the toolbars disappear, and most menu options are disabled. An </text:span><text:span text:style-name="OOoStrongEmphasis"><text:span text:style-name="T1">Edit File</text:span></text:span><text:span text:style-name="T1"> button is displayed on the </text:span><text:span text:style-name="OOoEmphasis"><text:span text:style-name="T6">Standard toolbar</text:span></text:span><text:span text:style-name="T1"> to open the file for editing.</text:span></text:p>
      <text:p text:style-name="OOoTextBody"><text:span text:style-name="T1">You can open files from the Web by typing a URL in the </text:span><text:span text:style-name="OOoMenuPath"><text:span text:style-name="T1">File name</text:span></text:span><text:span text:style-name="T1"> field on the Open dialog.</text:span></text:p>
      <text:h text:style-name="P62" text:outline-level="2">Undoing and Redoing Changes</text:h>
      <text:p text:style-name="OOoTextBody"><text:span text:style-name="T1">To undo the most recent </text:span><text:alphabetical-index-mark text:string-value="changes, undo and redo"/><text:span text:style-name="T1">change, press </text:span><text:span text:style-name="OOoKeystroke"><text:span text:style-name="T1">Ctrl</text:span></text:span><text:span text:style-name="OOoKeystroke"><text:span text:style-name="T11">+</text:span></text:span><text:span text:style-name="OOoKeystroke"><text:span text:style-name="T1">Z</text:span></text:span><text:span text:style-name="OOoKeystroke"><text:span text:style-name="T6">,</text:span></text:span><text:span text:style-name="T1"> or click the </text:span><text:alphabetical-index-mark text:string-value="undo change"/><text:span text:style-name="OOoMenuPath"><text:span text:style-name="T1">Undo</text:span></text:span><text:span text:style-name="T1"> icon </text:span><text:span text:style-name="T1"><draw:frame draw:style-name="fr19" draw:name="graphics17" text:anchor-type="as-char" svg:width="0.2917in" svg:height="0.2398in" draw:z-index="45"><draw:image xlink:href="Pictures/100000000000001C000000171328A9CC.png" xlink:type="simple" xlink:show="embed" xlink:actuate="onLoad"/></draw:frame></text:span><text:span text:style-name="T1"> on the Standard toolbar, or choose </text:span><text:span text:style-name="OOoMenuPath"><text:span text:style-name="T1">Edit &gt; Undo</text:span></text:span><text:span text:style-name="T1"> from the menu bar.</text:span></text:p>
      <text:p text:style-name="P4">The Edit menu shows the latest change that can be undone (see below for an example from Writer).</text:p>
      <text:p text:style-name="P20"><draw:frame draw:style-name="fr13" draw:name="Frame30" text:anchor-type="as-char" svg:y="-0.9846in" svg:width="3.1744in" draw:z-index="46"><draw:text-box fo:min-height="1.0618in"><text:p text:style-name="P19"><draw:frame draw:style-name="fr28" draw:name="graphics18" text:anchor-type="as-char" svg:width="3.1744in" svg:height="0.7992in" draw:z-index="47"><draw:image xlink:href="Pictures/100000000000013300000060A516A3BF.png" xlink:type="simple" xlink:show="embed" xlink:actuate="onLoad"/></draw:frame></text:p><text:p text:style-name="P18">Figure <text:sequence text:ref-name="refFigure17" text:name="Figure" text:formula="ooow:Figure+1" style:num-format="1">18</text:sequence>: Edit &gt; Undo last action</text:p></draw:text-box></draw:frame></text:p>
      <text:p text:style-name="OOoTextBody"><text:span text:style-name="T1">Click the small triangle to the right of the </text:span><text:span text:style-name="OOoMenuPath"><text:span text:style-name="T1">Undo</text:span></text:span><text:span text:style-name="T1"> icon to get a list of all the changes that can be undone. You can select multiple changes and undo them at the same time.</text:span></text:p>
      <text:p text:style-name="P21"><draw:frame draw:style-name="fr12" draw:name="Frame29" text:anchor-type="as-char" svg:width="3.1854in" draw:z-index="48"><draw:text-box fo:min-height="1.5543in"><text:p text:style-name="P18"><draw:frame draw:style-name="fr19" draw:name="graphics42" text:anchor-type="as-char" svg:width="3.1173in" svg:height="1.2307in" draw:z-index="49"><draw:image xlink:href="Pictures/100000000000011F00000073303E9070.png" xlink:type="simple" xlink:show="embed" xlink:actuate="onLoad"/></draw:frame></text:p><text:p text:style-name="P18">Figure <text:sequence text:ref-name="refFigure18" text:name="Figure" text:formula="ooow:Figure+1" style:num-format="1">19</text:sequence>: List of actions that can be undone</text:p></draw:text-box></draw:frame></text:p>
      <text:p text:style-name="OOoTextBody"><text:span text:style-name="T1">After changes have been undone, </text:span><text:span text:style-name="OOoMenuPath"><text:span text:style-name="T1">Redo</text:span></text:span><text:span text:style-name="T1"> becomes active. To </text:span><text:alphabetical-index-mark text:string-value="redo change"/><text:span text:style-name="T1">redo a change, select </text:span><text:span text:style-name="OOoMenuPath"><text:span text:style-name="T1">Edit <text:s/>&gt; Redo</text:span></text:span><text:span text:style-name="T1">, or press </text:span><text:span text:style-name="OOoKeystroke"><text:span text:style-name="T1">Ctrl+Y</text:span></text:span><text:span text:style-name="T1"> or click on the Redo icon. As with Undo, click on the triangle to the right of the arrow to get a list of the changes that can be reapplied.</text:span></text:p>
      <text:p text:style-name="OOoTextBody"><text:span text:style-name="T1">To modify the number of changes Apache OpenOffice remembers, choose </text:span><text:span text:style-name="OOoMenuPath"><text:span text:style-name="T1">Tools &gt;</text:span></text:span><text:span text:style-name="OOoMenuPath"><text:span text:style-name="T1"> </text:span></text:span><text:span text:style-name="OOoMenuPath"><text:span text:style-name="T1">Options &gt; OpenOffice &gt; Memory</text:span></text:span><text:span text:style-name="T1"> and in the Undo section change</text:span><text:span text:style-name="OOoMenuPath"><text:span text:style-name="T1"> Number of steps</text:span></text:span><text:span text:style-name="T1">. Be aware that asking Apache OpenOffice to remember more changes consumes more computer memory.</text:span></text:p>
      <text:h text:style-name="P60" text:outline-level="2"><text:soft-page-break/>Reloading a Document</text:h>
      <text:p text:style-name="OOoTextBody_5f_ListIntro">Reloading is useful in two situations.</text:p>
      <text:list xml:id="list33259188" text:continue-numbering="true" text:style-name="OOoBullets_20_1">
        <text:list-item>
          <text:p text:style-name="P56">You may want to discard all the changes made in an editing session after the last document save.</text:p>
        </text:list-item>
        <text:list-item>
          <text:p text:style-name="P48">You may have made some formatting changes that do not show until the document has been closed and reopened; reloading has the same result.</text:p>
        </text:list-item>
      </text:list>
      <text:p text:style-name="OOoTextBody"><text:span text:style-name="T1">To reload a document, go to </text:span><text:span text:style-name="OOoMenuPath"><text:span text:style-name="T1">File &gt; Reload</text:span></text:span><text:span text:style-name="T1"> on the Menu bar. If you have made changes to a file since the last save, a confirmation dialog will warn you that reloading will discard your last changes. Choose whether to save or discard the changes.</text:span></text:p>
      <text:p text:style-name="P4">On reloading the document, the File dialog does not open, because the file is already selected.</text:p>
      <text:h text:style-name="P60" text:outline-level="2"><text:reference-mark-start text:name="Closing a document"/><text:alphabetical-index-mark text:string-value="closing a document"/>Closing a Document<text:reference-mark-end text:name="Closing a document"/></text:h>
      <text:p text:style-name="P8"><text:span text:style-name="T1">To </text:span><text:alphabetical-index-mark text:string-value="closing" text:key1="document"/><text:span text:style-name="T1">close a document, choose </text:span><text:span text:style-name="OOoMenuPath"><text:span text:style-name="T1">File &gt; Close</text:span></text:span><text:span text:style-name="T1">.</text:span></text:p>
      <text:p text:style-name="OOoTextBody"><text:span text:style-name="T1">You can also close a document by clicking on the </text:span><text:span text:style-name="OOoMenuPath"><text:span text:style-name="T1">Close</text:span></text:span><text:span text:style-name="T1"> icon on the document window. This button may look like the X shown in </text:span><text:span text:style-name="T1"><text:sequence-ref text:reference-format="category-and-value" text:ref-name="refFigure19">Figure 20</text:sequence-ref></text:span><text:span text:style-name="T1">. It may be in a different location on your operating system.</text:span></text:p>
      <text:p text:style-name="P22"><draw:frame draw:style-name="fr12" draw:name="Frame7" text:anchor-type="as-char" svg:width="3.0807in" draw:z-index="11"><draw:text-box fo:min-height="1.028in"><text:p text:style-name="P18"><draw:frame draw:style-name="fr19" draw:name="graphics21" text:anchor-type="as-char" svg:width="3.002in" svg:height="0.778in" draw:z-index="14"><draw:image xlink:href="Pictures/10000201000000F700000040F46BFAF6.png" xlink:type="simple" xlink:show="embed" xlink:actuate="onLoad"/></draw:frame></text:p><text:p text:style-name="P18">Figure <text:sequence text:ref-name="refFigure19" text:name="Figure" text:formula="ooow:Figure+1" style:num-format="1">20</text:sequence>. Close icons</text:p></draw:text-box></draw:frame></text:p>
      <text:p text:style-name="P4">In Windows and Linux, if more than one OpenOffice window is open, each window looks like the sample shown on the left in <text:sequence-ref text:reference-format="category-and-value" text:ref-name="refFigure19">Figure 20</text:sequence-ref>. Closing this window leaves the other OpenOffice windows open.</text:p>
      <text:p text:style-name="P4">If only one OpenOffice window is open, it looks like the sample shown on the right in <text:sequence-ref text:reference-format="category-and-value" text:ref-name="refFigure19">Figure 20</text:sequence-ref>. Notice the small X below the large X. Clicking the small X closes the document but leaves OpenOffice open. Clicking the large X closes Apache OpenOffice completely.</text:p>
      <text:p text:style-name="P33">If the document has not been saved since the last change, a message box is displayed. Choose whether to save or discard your changes.</text:p>
      <text:list xml:id="list37444015" text:style-name="OOoBullets_20_1">
        <text:list-item>
          <text:p text:style-name="P57"><text:span text:style-name="OOoMenuPath"><text:span text:style-name="T1">Save</text:span></text:span><text:span text:style-name="OOoDefault"><text:span text:style-name="T1">:</text:span></text:span><text:span text:style-name="T1"> The document is saved and then closed.</text:span></text:p>
        </text:list-item>
      </text:list>
      <text:list xml:id="list33268798" text:continue-list="list33259188" text:style-name="OOoBullets_20_1">
        <text:list-item>
          <text:p text:style-name="OOoList_20_1_20_Cont."><text:span text:style-name="OOoMenuPath"><text:span text:style-name="T1">Discard</text:span></text:span><text:span text:style-name="OOoDefault"><text:span text:style-name="T1">:</text:span></text:span><text:span text:style-name="T1"> The document is closed, and all modifications since the last save are lost.</text:span></text:p>
        </text:list-item>
        <text:list-item>
          <text:p text:style-name="OOoList_20_1_20_End"><text:span text:style-name="OOoMenuPath"><text:span text:style-name="T1">Cancel</text:span></text:span><text:span text:style-name="OOoDefault"><text:span text:style-name="T1">:</text:span></text:span><text:span text:style-name="T1"> Nothing happens, and you return to the document.</text:span></text:p>
        </text:list-item>
      </text:list>
      <table:table table:name="Table2" table:style-name="Table2">
        <table:table-column table:style-name="Table2.A"/>
        <table:table-column table:style-name="Table2.B"/>
        <table:table-row>
          <table:table-cell table:style-name="Table2.A1" office:value-type="string">
            <text:p text:style-name="P29">Caution</text:p>
            <text:p text:style-name="P30"><draw:frame draw:style-name="fr24" draw:name="graphics19" text:anchor-type="as-char" svg:y="-0.2634in" svg:width="0.4307in" svg:height="0.398in" draw:z-index="15"><draw:image xlink:href="Pictures/10000201000000500000004A5CA4FE42.png" xlink:type="simple" xlink:show="embed" xlink:actuate="onLoad"/></draw:frame></text:p>
          </table:table-cell>
          <table:table-cell table:style-name="Table2.A1" office:value-type="string">
            <text:p text:style-name="P32">Not saving your document could result in the loss of recently made changes, or worse still, your entire file.</text:p>
          </table:table-cell>
        </table:table-row>
      </table:table>
      <text:h text:style-name="P60" text:outline-level="2"><text:soft-page-break/>Closing Apache OpenOffice</text:h>
      <text:p text:style-name="OOoTextBody"><text:span text:style-name="T1">To </text:span><text:alphabetical-index-mark text:string-value="closing OpenOffice.org"/><text:span text:style-name="T1">close Apache OpenOffice completely, choose </text:span><text:span text:style-name="OOoMenuPath"><text:span text:style-name="T1">File &gt; Exit</text:span></text:span><text:span text:style-name="OOoDefault">,</text:span><text:span text:style-name="T1"> or close the last open document as described in “</text:span><text:span text:style-name="T1"><text:reference-ref text:reference-format="text" text:ref-name="Closing a document">Closing a Document</text:reference-ref></text:span><text:span text:style-name="T1">” above.</text:span></text:p>
      <text:p text:style-name="P4"><text:span text:style-name="T8">If all the documents have been saved, Apache OpenOffice closes immediately. If any documents have been modified but not saved, a warning message appears. Follow the procedure in “</text:span><text:span text:style-name="T8"><text:reference-ref text:reference-format="text" text:ref-name="Closing a document">Closing a Document</text:reference-ref></text:span><text:span text:style-name="T8">” to save or discard your changes.</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Lucidasans1" svg:font-family="Lucidasan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2" svg:font-family="'Times New Roman'" style:font-adornments="Bold"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Bold" style:font-family-generic="swiss" style:font-pitch="variable"/>
    <style:font-face style:name="Liberation Sans1" svg:font-family="'Liberation Sans'" style:font-adornments="Regular" style:font-family-generic="swiss" style:font-pitch="variable"/>
    <style:font-face style:name="Verdana" svg:font-family="Verdana" style:font-family-generic="swiss" style:font-pitch="variable"/>
    <style:font-face style:name="Arial1" svg:font-family="Arial"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18" draw:display-name="Dash 18" draw:style="rect" draw:dots1="1" draw:dots1-length="0.0043in" draw:dots2="1" draw:dots2-length="0.0043in" draw:distance="0.0043in"/>
    <draw:stroke-dash draw:name="Dash_20_19" draw:display-name="Dash 19"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20" draw:display-name="Dash 20" draw:style="rect" draw:dots1="1" draw:dots1-length="0.0043in" draw:dots2="1" draw:dots2-length="0.0043in" draw:distance="0.0043in"/>
    <draw:stroke-dash draw:name="Dash_20_21" draw:display-name="Dash 21" draw:style="rect" draw:dots1="1" draw:dots1-length="0.0043in" draw:dots2="1" draw:dots2-length="0.0043in" draw:distance="0.0043in"/>
    <draw:stroke-dash draw:name="Dash_20_22" draw:display-name="Dash 22" draw:style="rect" draw:dots1="1" draw:dots1-length="0.0043in" draw:dots2="1" draw:dots2-length="0.0043in" draw:distance="0.0043in"/>
    <draw:stroke-dash draw:name="Dash_20_23" draw:display-name="Dash 23" draw:style="rect" draw:dots1="1" draw:dots1-length="0.0043in" draw:dots2="1" draw:dots2-length="0.0043in" draw:distance="0.0043in"/>
    <draw:stroke-dash draw:name="Dash_20_24" draw:display-name="Dash 24" draw:style="rect" draw:dots1="1" draw:dots1-length="0.0043in" draw:dots2="1" draw:dots2-length="0.0043in" draw:distance="0.0043in"/>
    <draw:stroke-dash draw:name="Dash_20_25" draw:display-name="Dash 25" draw:style="rect" draw:dots1="1" draw:dots1-length="0.0043in" draw:dots2="1" draw:dots2-length="0.0043in" draw:distance="0.0043in"/>
    <draw:stroke-dash draw:name="Dash_20_26" draw:display-name="Dash 26" draw:style="rect" draw:dots1="1" draw:dots1-length="0.0043in" draw:dots2="1" draw:dots2-length="0.0043in" draw:distance="0.0043in"/>
    <draw:stroke-dash draw:name="Dash_20_27" draw:display-name="Dash 27" draw:style="rect" draw:dots1="1" draw:dots1-length="0.0043in" draw:dots2="1" draw:dots2-length="0.0043in" draw:distance="0.0043in"/>
    <draw:stroke-dash draw:name="Dash_20_28" draw:display-name="Dash 28" draw:style="rect" draw:dots1="1" draw:dots1-length="0.0043in" draw:dots2="1" draw:dots2-length="0.0043in" draw:distance="0.0043in"/>
    <draw:stroke-dash draw:name="Dash_20_29" draw:display-name="Dash 29"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30" draw:display-name="Dash 30" draw:style="rect" draw:dots1="1" draw:dots1-length="0.0043in" draw:dots2="1" draw:dots2-length="0.0043in" draw:distance="0.0043in"/>
    <draw:stroke-dash draw:name="Dash_20_31" draw:display-name="Dash 31" draw:style="rect" draw:dots1="1" draw:dots1-length="0.0043in" draw:dots2="1" draw:dots2-length="0.0043in" draw:distance="0.0043in"/>
    <draw:stroke-dash draw:name="Dash_20_32" draw:display-name="Dash 32" draw:style="rect" draw:dots1="1" draw:dots1-length="0.0043in" draw:dots2="1" draw:dots2-length="0.0043in" draw:distance="0.0043in"/>
    <draw:stroke-dash draw:name="Dash_20_33" draw:display-name="Dash 3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Frame_20_contents" style:display-name="Frame contents" style:family="paragraph" style:parent-style-name="Text_20_body" style:class="extra"/>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OOoList_20_1_20_Cont." style:display-name="OOoList 1 Cont." style:family="paragraph" style:parent-style-name="OOoList_20_1_20_Start"/>
    <style:style style:name="OOoList_20_1_20_Start" style:display-name="OOoList 1 Start" style:family="paragraph" style:parent-style-name="OOoList" style:next-style-name="OOoList_20_1_20_Cont." style:list-style-name="OOoBullets_20_1"/>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Author" style:family="paragraph" style:parent-style-name="Standard" style:next-style-name="OOoTextBody" style:master-page-name="">
      <style:paragraph-properties fo:margin-top="0.6in" fo:margin-bottom="0.0799in" fo:text-align="center" style:justify-single-word="false" fo:orphans="2" fo:widows="2" style:page-number="auto" fo:background-color="transparent" style:shadow="none">
        <style:tab-stops/>
        <style:background-image/>
      </style:paragraph-properties>
      <style:text-properties fo:font-size="24pt"/>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OOoKeyboardInput" style:family="text" style:parent-style-name="OOoComputerCode">
      <style:text-properties fo:color="#000000" style:font-name="Courier New" style:letter-kerning="true"/>
    </style:style>
    <style:style style:name="OOoKeystroke" style:family="text" style:parent-style-name="OOoDefault">
      <style:text-properties style:font-name="DejaVu Sans3" fo:font-style="italic" style:font-style-asian="italic" style:font-weight-asian="normal" style:font-style-complex="italic"/>
    </style:style>
    <style:style style:name="OOoEmphasis" style:family="text" style:parent-style-name="OOoDefault">
      <style:text-properties style:font-name="DejaVu Serif2" fo:font-style="italic"/>
    </style:style>
    <style:style style:name="Footnote_20_anchor" style:display-name="Footnote anchor" style:family="text">
      <style:text-properties style:text-position="super 80%" style:font-name="DejaVu Serif"/>
    </style:style>
    <style:style style:name="Footnote_20_Symbol" style:display-name="Footnote Symbol" style:family="text">
      <style:text-properties style:font-name="DejaVu Serif"/>
    </style:style>
    <style:style style:name="OOoComputerCode" style:family="text" style:parent-style-name="OOoDefault">
      <style:text-properties style:font-name="Courier New" fo:font-size="11pt" fo:language="zxx" fo:country="none"/>
    </style:style>
    <style:style style:name="OOoStrongEmphasis" style:family="text" style:parent-style-name="OOoDefault">
      <style:text-properties style:font-name="DejaVu Sans" fo:font-weight="bold" style:letter-kerning="true"/>
    </style:style>
    <style:style style:name="Numbering_20_Symbols" style:display-name="Numbering Symbols" style:family="text"/>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OOoMenuPath" style:family="text" style:parent-style-name="OOoDefault">
      <style:text-properties style:font-name="DejaVu Sans" fo:language="en" fo:country="US" fo:font-weight="bold" style:letter-kerning="true"/>
    </style:style>
    <style:style style:name="OOoDefault" style:family="text">
      <style:text-properties style:font-name="DejaVu Serif" fo:font-size="11pt" fo:language="en" fo:country="US" style:letter-kerning="true" style:font-size-asian="11pt"/>
    </style:style>
    <style:style style:name="Internet_20_link" style:display-name="Internet link" style:family="text">
      <style:text-properties fo:color="#000080" style:font-name="Liberation Sans1" fo:font-size="11pt" style:text-underline-style="none"/>
    </style:style>
    <style:style style:name="OOoChapterNumber" style:family="text">
      <style:text-properties fo:color="#0e85cd" style:font-name="DejaVu Sans" fo:font-size="60pt" fo:font-style="normal" fo:font-weight="bold" style:font-name-asian="Liberation Sans1" style:font-size-asian="60pt" style:font-size-complex="48pt"/>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style:tab-stops>
          <style:tab-stop style:position="5.0898in" style:type="center"/>
          <style:tab-stop style:position="10.1181in" style:type="right"/>
        </style:tab-stops>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fo:text-align="end" style:justify-single-word="false"/>
      <style:text-properties fo:font-size="11pt" style:font-size-asian="11pt" style:font-size-complex="11pt"/>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5">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8"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9"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10"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office:automatic-styles>
  <office:master-styles>
    <style:master-page style:name="Standard" style:page-layout-name="Mpm1"/>
    <style:master-page style:name="Landscape" style:page-layout-name="Mpm2"/>
    <style:master-page style:name="OOoIndex" style:page-layout-name="Mpm3"/>
    <style:master-page style:name="Index" style:page-layout-name="Mpm4">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5" style:next-style-name="OOoCopyright">
      <style:footer>
        <text:p text:style-name="Footer"/>
      </style:footer>
    </style:master-page>
    <style:master-page style:name="OOoOneColumn" style:page-layout-name="Mpm6">
      <style:footer>
        <text:p text:style-name="MP1"><text:title>Chapter 1 
Introducing Apache OpenOffice</text:title><text:tab/><text:chapter text:display="name" text:outline-level="1"/><text:tab/><text:page-number text:select-page="current"/></text:p>
      </style:footer>
    </style:master-page>
    <style:master-page style:name="OOoFrontMatter" style:page-layout-name="Mpm7">
      <style:footer>
        <text:p text:style-name="MP2"><text:title>Chapter 1 
Introducing Apache OpenOffice</text:title> | <text:page-number text:select-page="current"/></text:p>
      </style:footer>
      <style:footer-left>
        <text:p text:style-name="OOoFooter"><text:page-number text:select-page="current"/> | <text:title>Chapter 1 
Introducing Apache OpenOffice</text:title></text:p>
      </style:footer-left>
    </style:master-page>
    <style:master-page style:name="OOoCopyright" style:page-layout-name="Mpm8" style:next-style-name="OOoFrontMatter">
      <style:footer>
        <text:p text:style-name="OOoFooter"/>
        <text:p text:style-name="MP3"/>
      </style:footer>
    </style:master-page>
    <style:master-page style:name="OOoFirstPage" style:page-layout-name="Mpm9" style:next-style-name="OOoCopyright"/>
    <style:master-page style:name="OOoPageStyle" style:page-layout-name="Mpm10">
      <style:footer>
        <text:p text:style-name="MP2"><text:chapter text:display="name" text:outline-level="1">Chapter 1 Introducing Apache OpenOffice</text:chapter> | <text:page-number text:select-page="current">19</text:page-number></text:p>
      </style:footer>
      <style:footer-left>
        <text:p text:style-name="OOoFooter"><text:page-number text:select-page="current">18</text:page-number> | <text:chapter text:display="name" text:outline-level="1">Chapter 1 Introducing Apache OpenOffice</text:chapt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Chapter 1 
Introducing Apache OpenOffice</dc:title>
    <dc:date>2023-03-15T13:01:39.97</dc:date>
    <dc:creator>Keith McKenna</dc:creator>
    <meta:editing-duration>PT18H58M3S</meta:editing-duration>
    <meta:editing-cycles>112</meta:editing-cycles>
    <meta:generator>OpenOffice/4.1.14$Win32 OpenOffice.org_project/4114m1$Build-9811</meta:generator>
    <meta:keyword>Version 4.1</meta:keyword>
    <dc:subject>Apache OpenOffice User Guides</dc:subject>
    <meta:document-statistic meta:table-count="3" meta:image-count="24" meta:object-count="0" meta:page-count="19" meta:paragraph-count="278" meta:word-count="5313" meta:character-count="31046"/>
    <meta:user-defined meta:name="Info 1"/>
    <meta:user-defined meta:name="Info 2"/>
    <meta:user-defined meta:name="Info 3"/>
    <meta:user-defined meta:name="Info 4"/>
    <meta:template xlink:type="simple" xlink:actuate="onRequest" xlink:title="AOOdoc" xlink:href="../../../../../AppData/Roaming/OpenOffice/4/user/template/AOOdoc.ott" meta:date="2023-03-04T15:48:22.70"/>
  </office:meta>
</office:document-meta>
</file>